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le1" style:family="table">
      <style:table-properties style:width="17.567cm" table:align="margins"/>
    </style:style>
    <style:style style:name="Tabelle1.A" style:family="table-column">
      <style:table-column-properties style:column-width="2.501cm" style:rel-column-width="9332*"/>
    </style:style>
    <style:style style:name="Tabelle1.B" style:family="table-column">
      <style:table-column-properties style:column-width="15.065cm" style:rel-column-width="56203*"/>
    </style:style>
    <style:style style:name="Tabel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99ccff"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style:font-name="Courier 10 Pitch1" fo:font-size="10pt" style:font-size-asian="10pt" style:font-size-complex="10pt"/>
    </style:style>
    <style:style style:name="P8" style:family="paragraph" style:parent-style-name="Preformatted_20_Text">
      <style:paragraph-properties fo:line-height="150%"/>
      <style:text-properties style:font-name="Courier 10 Pitch1" fo:font-size="10pt" style:font-size-asian="10pt" style:font-size-complex="10pt"/>
    </style:style>
    <style:style style:name="P9" style:family="paragraph" style:parent-style-name="Preformatted_20_Text">
      <style:text-properties style:font-name="Courier 10 Pitch1" fo:font-size="10pt" fo:font-weight="bold" style:font-size-asian="10pt" style:font-weight-asian="bold" style:font-size-complex="10pt" style:font-weight-complex="bold"/>
    </style:style>
    <style:style style:name="P10" style:family="paragraph" style:parent-style-name="Preformatted_20_Text">
      <style:text-properties style:font-name="Courier 10 Pitch1" fo:font-size="8pt" style:font-size-asian="8pt" style:font-size-complex="8pt"/>
    </style:style>
    <style:style style:name="P11" style:family="paragraph" style:parent-style-name="Preformatted_20_Text">
      <style:paragraph-properties fo:text-align="justify" style:justify-single-word="false"/>
    </style:style>
    <style:style style:name="P12" style:family="paragraph" style:parent-style-name="Preformatted_20_Text">
      <style:text-properties fo:font-style="normal" fo:font-weight="normal" style:font-style-asian="normal" style:font-weight-asian="normal" style:font-style-complex="normal" style:font-weight-complex="normal"/>
    </style:style>
    <style:style style:name="P13" style:family="paragraph" style:parent-style-name="Preformatted_20_Text">
      <style:paragraph-properties fo:margin-top="0cm" fo:margin-bottom="0.499cm" fo:line-height="150%"/>
      <style:text-properties style:font-name="Courier 10 Pitch1" fo:font-size="10pt" style:font-size-asian="10pt" style:font-size-complex="10pt"/>
    </style:style>
    <style:style style:name="P14" style:family="paragraph" style:parent-style-name="Text_20_body">
      <style:paragraph-properties fo:text-align="start" style:justify-single-word="false"/>
    </style:style>
    <style:style style:name="P15" style:family="paragraph" style:parent-style-name="Text_20_body">
      <style:text-properties fo:font-style="italic" style:font-style-asian="italic" style:font-style-complex="italic"/>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paragraph-properties fo:text-align="justify" style:justify-single-word="false"/>
      <style:text-properties fo:font-weight="bold" style:font-weight-asian="bold" style:font-weight-complex="bold"/>
    </style:style>
    <style:style style:name="P20" style:family="paragraph" style:parent-style-name="Text_20_body">
      <style:text-properties style:font-name="Courier 10 Pitch1" fo:font-size="10pt" style:font-size-asian="10pt" style:font-size-complex="10pt"/>
    </style:style>
    <style:style style:name="P21" style:family="paragraph" style:parent-style-name="Text_20_body">
      <style:text-properties style:font-name="Times New Roman" fo:font-size="12pt" style:font-size-asian="12pt" style:font-size-complex="12pt"/>
    </style:style>
    <style:style style:name="P22" style:family="paragraph" style:parent-style-name="Text_20_body">
      <style:paragraph-properties fo:margin-left="0cm" fo:margin-right="0cm" fo:text-indent="0cm" style:auto-text-indent="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Contents_20_1">
      <style:paragraph-properties>
        <style:tab-stops>
          <style:tab-stop style:position="17.567cm" style:type="right" style:leader-style="dotted" style:leader-text="."/>
        </style:tab-stops>
      </style:paragraph-properties>
    </style:style>
    <style:style style:name="P26" style:family="paragraph" style:parent-style-name="Contents_20_2">
      <style:paragraph-properties>
        <style:tab-stops>
          <style:tab-stop style:position="17.067cm" style:type="right" style:leader-style="dotted" style:leader-text="."/>
        </style:tab-stops>
      </style:paragraph-properties>
    </style:style>
    <style:style style:name="P27" style:family="paragraph" style:parent-style-name="Contents_20_3">
      <style:paragraph-properties>
        <style:tab-stops>
          <style:tab-stop style:position="16.568cm" style:type="right" style:leader-style="dotted" style:leader-text="."/>
        </style:tab-stops>
      </style:paragraph-properties>
    </style:style>
    <style:style style:name="P28" style:family="paragraph" style:parent-style-name="Contents_20_4">
      <style:paragraph-properties>
        <style:tab-stops>
          <style:tab-stop style:position="16.069cm" style:type="right" style:leader-style="dotted" style:leader-text="."/>
        </style:tab-stops>
      </style:paragraph-properties>
    </style:style>
    <style:style style:name="P29" style:family="paragraph" style:parent-style-name="Text_20_body" style:list-style-name="L1"/>
    <style:style style:name="P30" style:family="paragraph" style:parent-style-name="Text_20_body" style:list-style-name="L1">
      <style:paragraph-properties fo:text-align="justify" style:justify-single-word="false"/>
    </style:style>
    <style:style style:name="P31" style:family="paragraph" style:parent-style-name="Text_20_body" style:list-style-name="L7">
      <style:paragraph-properties fo:text-align="justify" style:justify-single-word="false"/>
    </style:style>
    <style:style style:name="P32" style:family="paragraph" style:parent-style-name="Text_20_body" style:list-style-name="L9">
      <style:paragraph-properties fo:text-align="justify" style:justify-single-word="false"/>
    </style:style>
    <style:style style:name="P33" style:family="paragraph" style:parent-style-name="Text_20_body" style:list-style-name="L10">
      <style:paragraph-properties fo:text-align="justify" style:justify-single-word="false"/>
    </style:style>
    <style:style style:name="P34" style:family="paragraph" style:parent-style-name="Text_20_body" style:list-style-name="L11">
      <style:paragraph-properties fo:text-align="justify" style:justify-single-word="false"/>
    </style:style>
    <style:style style:name="P35" style:family="paragraph" style:parent-style-name="Text_20_body" style:list-style-name="L2">
      <style:paragraph-properties fo:line-height="100%"/>
    </style:style>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8"/>
    <style:style style:name="P40" style:family="paragraph" style:parent-style-name="Text_20_body" style:list-style-name="L12"/>
    <style:style style:name="P41" style:family="paragraph" style:parent-style-name="Text_20_body" style:list-style-name="L3">
      <style:paragraph-properties fo:margin-left="0cm" fo:margin-right="0cm" fo:text-indent="0cm" style:auto-text-indent="false"/>
    </style:style>
    <style:style style:name="P42" style:family="paragraph" style:parent-style-name="Text_20_body" style:list-style-name="L9">
      <style:paragraph-properties fo:margin-left="0cm" fo:margin-right="0cm" fo:text-align="start" style:justify-single-word="false" fo:text-indent="0cm" style:auto-text-indent="false"/>
      <style:text-properties fo:font-style="italic" style:font-style-asian="italic" style:font-style-complex="italic"/>
    </style:style>
    <style:style style:name="P43" style:family="paragraph" style:parent-style-name="Text_20_body" style:list-style-name="L4">
      <style:paragraph-properties fo:margin-left="1.251cm" fo:margin-right="0cm" fo:text-indent="0cm" style:auto-text-indent="false"/>
    </style:style>
    <style:style style:name="P44" style:family="paragraph" style:parent-style-name="Text_20_body" style:list-style-name="L4">
      <style:paragraph-properties fo:margin-left="2.501cm" fo:margin-right="0cm" fo:text-indent="0cm" style:auto-text-indent="false"/>
    </style:style>
    <style:style style:name="P45" style:family="paragraph" style:parent-style-name="Text_20_body" style:list-style-name="L6">
      <style:paragraph-properties fo:margin-top="0cm" fo:margin-bottom="0cm"/>
    </style:style>
    <style:style style:name="P46" style:family="paragraph" style:parent-style-name="Text_20_body" style:list-style-name="L9">
      <style:paragraph-properties fo:margin-left="1.251cm" fo:margin-right="0cm" fo:text-align="start" style:justify-single-word="false" fo:text-indent="-0.635cm" style:auto-text-indent="false"/>
      <style:text-properties fo:font-style="normal" style:font-style-asian="normal" style:font-style-complex="normal"/>
    </style:style>
    <style:style style:name="P47" style:family="paragraph" style:parent-style-name="Heading_20_1">
      <style:paragraph-properties fo:text-align="start" style:justify-single-word="false"/>
    </style:style>
    <style:style style:name="P48" style:family="paragraph" style:parent-style-name="Heading_20_1">
      <style:paragraph-properties fo:break-before="page"/>
    </style:style>
    <style:style style:name="P49"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Wingdings"/>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c90016" fo:font-weight="bold" style:font-weight-asian="bold" style:font-weight-complex="bold"/>
    </style:style>
    <style:style style:name="T8" style:family="text">
      <style:text-properties style:font-name="Courier 10 Pitch1"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1-07-25T21:35:15.99">25.07.2011</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25"><text:s/>1 Motivation<text:tab/>3</text:p>
          <text:p text:style-name="P25"><text:s/>2 Sprachumfang<text:tab/>3</text:p>
          <text:p text:style-name="P26"><text:s/>2.1 Generell<text:tab/>3</text:p>
          <text:p text:style-name="P26"><text:s/>2.2 Einschränkungen<text:tab/>4</text:p>
          <text:p text:style-name="P26"><text:s/>2.3 uBasic-Syntax<text:tab/>5</text:p>
          <text:p text:style-name="P27"><text:s/>2.3.1 Darstellungsformen für Zahlen<text:tab/>5</text:p>
          <text:p text:style-name="P27"><text:s/>2.3.2 Operatoren<text:tab/>5</text:p>
          <text:p text:style-name="P28"><text:s/>2.3.2.1 Arithmetische Operatoren<text:tab/>5</text:p>
          <text:p text:style-name="P28"><text:s/>2.3.2.2 Bit-Operatoren<text:tab/>5</text:p>
          <text:p text:style-name="P28"><text:s/>2.3.2.3 Logische Operatoren<text:tab/>6</text:p>
          <text:p text:style-name="P28"><text:s/>2.3.2.4 Vergleichsoperatoren<text:tab/>6</text:p>
          <text:p text:style-name="P27"><text:s/>2.3.3 Schleife von/bis (for/to/next)<text:tab/>6</text:p>
          <text:p text:style-name="P27"><text:s/>2.3.4 Bedingte Anweisung (if/then/else)<text:tab/>6</text:p>
          <text:p text:style-name="P27"><text:s/>2.3.5 Sprung (goto)<text:tab/>7</text:p>
          <text:p text:style-name="P27"><text:s/>2.3.6 Unterprogramm aufrufen (gosub)<text:tab/>7</text:p>
          <text:p text:style-name="P27"><text:s/>2.3.7 Programm-Ende (end)<text:tab/>7</text:p>
          <text:p text:style-name="P27"><text:s/>2.3.8 Zufallswert (srand/rand)<text:tab/>7</text:p>
          <text:p text:style-name="P27"><text:s/>2.3.9 absoluter Betrag (abs)<text:tab/>8</text:p>
          <text:p text:style-name="P27"><text:s/>2.3.10 Complement (not)<text:tab/>8</text:p>
          <text:p text:style-name="P27"><text:s/>2.3.11 Ausgabe (print)<text:tab/>8</text:p>
          <text:p text:style-name="P27"><text:s/>2.3.12 Variable setzen (let)<text:tab/>8</text:p>
          <text:p text:style-name="P27"><text:s/>2.3.13 Feld-Variablen (dim)<text:tab/>9</text:p>
          <text:p text:style-name="P27"><text:s/>2.3.14 Eingabe (input)<text:tab/>9</text:p>
          <text:p text:style-name="P27"><text:s/>2.3.15 DATA/READ/RESTORE<text:tab/>9</text:p>
          <text:p text:style-name="P27"><text:s/>2.3.16 Kommentar (rem)<text:tab/>10</text:p>
          <text:p text:style-name="P27"><text:s/>2.3.17 BASIC-Befehle zur String-Verarbeitung<text:tab/>10</text:p>
          <text:p text:style-name="P28"><text:s/>2.3.17.1 Allgemeines<text:tab/>10</text:p>
          <text:p text:style-name="P28"><text:s/>2.3.17.2 String-Variablen<text:tab/>10</text:p>
          <text:p text:style-name="P28"><text:s/>2.3.17.3 String-Felder<text:tab/>10</text:p>
          <text:p text:style-name="P28"><text:s/>2.3.17.4 Zusammenfügen von Teilstrings<text:tab/>11</text:p>
          <text:p text:style-name="P28"><text:soft-page-break/><text:s/>2.3.17.5 Vergleichsoperationen mit Strings<text:tab/>11</text:p>
          <text:p text:style-name="P28"><text:s/>2.3.17.6 LEFT$<text:tab/>11</text:p>
          <text:p text:style-name="P28"><text:s/>2.3.17.7 RIGHT$<text:tab/>11</text:p>
          <text:p text:style-name="P28"><text:s/>2.3.17.8 MID$<text:tab/>12</text:p>
          <text:p text:style-name="P28"><text:s/>2.3.17.9 CHR$<text:tab/>12</text:p>
          <text:p text:style-name="P28"><text:s/>2.3.17.10 STR$<text:tab/>12</text:p>
          <text:p text:style-name="P28"><text:s/>2.3.17.11 UPPER$/LOWER$<text:tab/>12</text:p>
          <text:p text:style-name="P28"><text:s/>2.3.17.12 INSTR$<text:tab/>13</text:p>
          <text:p text:style-name="P28"><text:s/>2.3.17.13 LEN<text:tab/>13</text:p>
          <text:p text:style-name="P28"><text:s/>2.3.17.14 VAL<text:tab/>13</text:p>
          <text:p text:style-name="P28"><text:s/>2.3.17.15 ASC<text:tab/>13</text:p>
          <text:p text:style-name="P28"><text:s/>2.3.17.16 Ermittlung der maximal zulässigen Größe einer Zeichenkette<text:tab/>13</text:p>
          <text:p text:style-name="P27"><text:s/>2.3.18 BASIC-Befehle zur Interaktion mit der einbettenden Applikation<text:tab/>14</text:p>
          <text:p text:style-name="P28"><text:s/>2.3.18.1 C-Routinen aufrufen (call)<text:tab/>14</text:p>
          <text:p text:style-name="P28"><text:s/>2.3.18.2 Zugriff auf interne C-Variablen (vpeek/vpoke)<text:tab/>14</text:p>
          <text:p text:style-name="P27"><text:s/>2.3.19 AVR-spezifische BASIC-Befehle<text:tab/>14</text:p>
          <text:p text:style-name="P28"><text:s/>2.3.19.1 EEPROM-Inhalt setzen (epeek)<text:tab/>14</text:p>
          <text:p text:style-name="P28"><text:s/>2.3.19.2 EEPROM-Inhalt lesen (epoke)<text:tab/>15</text:p>
          <text:p text:style-name="P28"><text:s/>2.3.19.3 Pause-Befehl (wait)<text:tab/>15</text:p>
          <text:p text:style-name="P28"><text:s/>2.3.19.4 I/O-Portrichtung (Ein- oder Ausgang) festlegen (dir)<text:tab/>15</text:p>
          <text:p text:style-name="P28"><text:s/>2.3.19.5 I/O-Port setzen (out)<text:tab/>15</text:p>
          <text:p text:style-name="P28"><text:s/>2.3.19.6 I/O-Port auslesen (in)<text:tab/>16</text:p>
          <text:p text:style-name="P28"><text:s/>2.3.19.7 ADC-Auslesen (adc)<text:tab/>16</text:p>
          <text:p text:style-name="P26"><text:s/>2.4 BASIC-Fehlerbehandlung<text:tab/>16</text:p>
          <text:p text:style-name="P25"><text:s/>3 Funktionsweise des Interpreters<text:tab/>17</text:p>
          <text:p text:style-name="P25"><text:s/>4 Einbinden in eigene Programme<text:tab/>17</text:p>
          <text:p text:style-name="P26"><text:s/>4.1 Parametrisierung (ubasic_config.h)<text:tab/>17</text:p>
          <text:p text:style-name="P26"><text:s/>4.2 Übersetzen, Testen<text:tab/>20</text:p>
          <text:p text:style-name="P26"><text:s/>4.3 Einbinden, Start eines Basic-Programmes in eigene Applikationen<text:tab/>20</text:p>
          <text:p text:style-name="P26"><text:s/>4.4 Schnittstelle zu anderen internen C-Funktionen und -Variablen<text:tab/>21</text:p>
          <text:p text:style-name="P27"><text:s/>4.4.1 Basic-Befehl CALL<text:tab/>21</text:p>
          <text:p text:style-name="P27"><text:s/>4.4.2 Basic-Befehle VPEEK, VPOKE<text:tab/>23</text:p>
          <text:p text:style-name="P25"><text:s/>5 Variabler Zugriff auf Basic-Quelltext<text:tab/>24</text:p>
          <text:p text:style-name="P26"><text:s/>5.1 Ziel <text:tab/>24</text:p>
          <text:p text:style-name="P26"><text:s/>5.2 Umsetzung<text:tab/>24</text:p>
          <text:p text:style-name="P25"><text:s/>6 Aufruf von externen Unterprogrammen<text:tab/>26</text:p>
          <text:p text:style-name="P25"><text:s/>7 Formale Syntax-Beschreibung (EBNF)<text:tab/>27</text:p>
          <text:p text:style-name="P25"><text:s/>8 Bekannte Fehler<text:tab/>28</text:p>
          <text:p text:style-name="P25"><text:s/>9 Kontakt<text:tab/>28</text:p>
        </text:index-body>
      </text:table-of-content>
      <text:p text:style-name="P1"/>
      <text:p text:style-name="P4"/>
      <text:h text:style-name="P48" text:outline-level="1">Motivation</text:h>
      <text:p text:style-name="P14"/>
      <text:p text:style-name="P16">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P16">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P16">Ziel ist es, einen universellen Basic-Interpreter zu haben, der in AVR-Programme einfach eingebunden werden kann. Die Basic-Programme können über vorhandene Schnittstellen (seriell, Ethernet o.ä.) ge­laden werden oder sind auf einem externen Speichermedium (SD-Card, Dataflash o.ä.) verfügbar und einlesbar. </text:p>
      <text:p text:style-name="Text_20_body"/>
      <text:p text:style-name="Text_20_body">Folgende Eigenschaften weist uBasic auf:</text:p>
      <text:list xml:id="list85440545" text:style-name="L1">
        <text:list-item>
          <text:p text:style-name="P30">relativ einfach zu verstehender Quellcode, der es nach kurzer Einarbeitungszeit möglich macht, den Sprachumfang zu erweitern</text:p>
        </text:list-item>
        <text:list-item>
          <text:p text:style-name="P29">modular aufgebaut, einfach in eigene Applikationen integrierbar</text:p>
        </text:list-item>
        <text:list-item>
          <text:p text:style-name="P29">kleiner übersetzter Code, geringer Speicherverbrauch</text:p>
        </text:list-item>
        <text:list-item>
          <text:p text:style-name="P29">Basic-Syntax ist an das bekannte TinyBasic angelehnt</text:p>
        </text:list-item>
        <text:list-item>
          <text:p text:style-name="P29">Sprachumfang und interner Speicherverbrauch parametrierbar</text:p>
        </text:list-item>
        <text:list-item>
          <text:p text:style-name="P30">Basic-Befehle für den Zugriff auf Funktionen und Variablen der einbindenden Firmware vor­handen</text:p>
        </text:list-item>
        <text:list-item>
          <text:p text:style-name="P30">einfache Schnittstelle zur Implementierung eigener Zugriffsmethoden auf das Speichermedium des Basic-Quelltextes </text:p>
        </text:list-item>
      </text:list>
      <text:p text:style-name="Text_20_body"/>
      <text:h text:style-name="Heading_20_1" text:outline-level="1"><text:bookmark text:name="Derzeitiger_Sprachumfang"/>Sprachumfang</text:h>
      <text:h text:style-name="Heading_20_2" text:outline-level="2">Generell</text:h>
      <text:p text:style-name="P16">Der Sprachumfang lehnt sich, mit einigen Einschränkungen (siehe weiter unten), an das bekannte Tiny­Basic an. </text:p>
      <text:p text:style-name="P16">Basic-Zeilen fangen mit einer eineindeutigen Zeilennummer an, diese werden in der folgenden <text:soft-page-break/>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P16">Alternativ kann, die entsprechende Konfiguration vorausgesetzt, die Zeilennummerierung weggelassen werden. Sprungziele (GOTO, GOSUB) sind natürlich weiterhin zu nummerieren.</text:p>
      <text:p text:style-name="Text_20_body">Innerhalb von uBasic wird nicht zwischen Groß- und Kleinschreibung unterschieden.</text:p>
      <text:p text:style-name="Text_20_body">Ein Basic-Programm endet mit an einer <text:span text:style-name="T2">end</text:span>-Anweisung.</text:p>
      <text:p text:style-name="Text_20_body"/>
      <text:p text:style-name="Text_20_body">In der Folge werden:</text:p>
      <text:list xml:id="list873081816" text:style-name="L2">
        <text:list-item>
          <text:p text:style-name="P35">Befehle ohne einschließende Klammern ö.ä. angegeben</text:p>
        </text:list-item>
        <text:list-item>
          <text:p text:style-name="P35">erforderliche Syntaxelemente in &lt;...&gt; angegeben</text:p>
        </text:list-item>
        <text:list-item>
          <text:p text:style-name="P35">alternative Syntaxelemente mit einem | getrennt</text:p>
        </text:list-item>
        <text:list-item>
          <text:p text:style-name="P35">optionale Syntaxelemente in [...] angegeben</text:p>
        </text:list-item>
      </text:list>
      <text:p text:style-name="Text_20_body">Kombinationen sind möglich.</text:p>
      <text:p text:style-name="Text_20_body"/>
      <text:p text:style-name="Text_20_body">Bedeutung innerhalb folgender Syntaxbeschreibung:</text:p>
      <text:list xml:id="list1315831080" text:style-name="L3">
        <text:list-item>
          <text:p text:style-name="P41"><text:span text:style-name="T2">val</text:span> <text:s/><text:span text:style-name="T3"></text:span> ein numerischer Wert</text:p>
        </text:list-item>
        <text:list-item>
          <text:p text:style-name="P41"><text:span text:style-name="T2">str</text:span> <text:s/><text:span text:style-name="T3"></text:span> ein String (eingeschlossen in "...")</text:p>
        </text:list-item>
        <text:list-item>
          <text:p text:style-name="P41"><text:span text:style-name="T2">expr</text:span> <text:span text:style-name="T3"></text:span> eine Expression (Ausdruck) mit numerischen Ergebnistyp</text:p>
        </text:list-item>
        <text:list-item>
          <text:p text:style-name="P41">strexpr <text:span text:style-name="T3"></text:span> eine Expression (Ausdruck), welche eine Zeichenkette (String) zum Ergebnis hat</text:p>
        </text:list-item>
        <text:list-item>
          <text:p text:style-name="P41"><text:span text:style-name="T2">var</text:span> <text:s/><text:span text:style-name="T3"></text:span> eine numerische Variable</text:p>
        </text:list-item>
        <text:list-item>
          <text:p text:style-name="P41">strvar <text:span text:style-name="T3"></text:span> eine Stringvariable</text:p>
        </text:list-item>
        <text:list-item>
          <text:p text:style-name="P41"><text:span text:style-name="T2">rel</text:span> <text:s/><text:span text:style-name="T3"></text:span> Relation (Vergleichsoperation)</text:p>
        </text:list-item>
        <text:list-item>
          <text:p text:style-name="P41"><text:span text:style-name="T2">...</text:span> <text:s/><text:span text:style-name="T3"></text:span> weitere beliebige Statements/Zeichen o.ä.</text:p>
        </text:list-item>
      </text:list>
      <text:p text:style-name="P22"/>
      <text:h text:style-name="Heading_20_2" text:outline-level="2">Einschränkungen</text:h>
      <text:p text:style-name="Text_20_body">Folgende Einschränkungen gelten für Basic-Programme:</text:p>
      <text:list xml:id="list1422451101" text:style-name="L4">
        <text:list-item>
          <text:p text:style-name="P36">systembedingte Einschränkungen:</text:p>
        </text:list-item>
        <text:list-item>
          <text:p text:style-name="P43">Schachtelungstiefe for-Befehl: ist begrenzt und via define einstellbar (uBasic_config.h)</text:p>
        </text:list-item>
        <text:list-item>
          <text:p text:style-name="P43">Schachtelungstiefe gosub-Befehl: ist begrenzt und via define einstellbar (uBasic_config.h)</text:p>
        </text:list-item>
        <text:list-item>
          <text:p text:style-name="P43">Länge des Basic-Quelltext: ist begrenzt durch vorhandene Speichergrößen</text:p>
        </text:list-item>
        <text:list-item>
          <text:p text:style-name="P36">im Vergleich zu anderen verbreiteten Basic-Dialekten (außer TinyBasic):</text:p>
        </text:list-item>
        <text:list-item>
          <text:p text:style-name="P43">Wertebereiche Variablen: </text:p>
        </text:list-item>
        <text:list-item>
          <text:p text:style-name="P44">signed Integer (Wertebereich ist Plattformabhängig (16Bit, 32Bit usw.))</text:p>
        </text:list-item>
        <text:list-item>
          <text:p text:style-name="P44"><text:soft-page-break/>die max. Größe von String-Variablen wird durch das Define MAX_STRINGLEN in ubasic_config.h festgelegt.</text:p>
        </text:list-item>
        <text:list-item>
          <text:p text:style-name="P43">Variablennamen: nur ein Buchstabe von 'a'...'z' bzw. 'A'...'Z' (es gilt a=A usw.); bei String-Variablen wird ein $-Zeichen angehangen (z.B.: a$)</text:p>
        </text:list-item>
        <text:list-item>
          <text:p text:style-name="P43">Anzahl Variablen: für Integer- und String-Variablen jeweils max. 26 und via Define einstellbar (uBasic_config.h)</text:p>
        </text:list-item>
      </text:list>
      <text:p text:style-name="Text_20_body"/>
      <text:h text:style-name="Heading_20_2" text:outline-level="2">uBasic-Syntax</text:h>
      <text:h text:style-name="Heading_20_3" text:outline-level="3">Darstellungsformen für Zahlen</text:h>
      <text:p text:style-name="P16">Es sind innerhalb eines Basic-Programmes folgende unterschiedliche Darstellungsformen für Zahlen zulässig:</text:p>
      <text:list xml:id="list848966374" text:style-name="L5">
        <text:list-item>
          <text:p text:style-name="P37">Dezimalzahlen:<text:tab/>1234</text:p>
        </text:list-item>
        <text:list-item>
          <text:p text:style-name="P37">Hexadezimalzahlen:<text:tab/>0x12AB</text:p>
        </text:list-item>
        <text:list-item>
          <text:p text:style-name="P37">Dualzahlen:<text:tab/><text:tab/>0b10101010</text:p>
        </text:list-item>
      </text:list>
      <text:p text:style-name="Text_20_body">Die Ausgabe (PRINT-Anweisung) von Zahlen erfolgt prinzipiell dezimal.</text:p>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23">Operator</text:p>
          </table:table-cell>
          <table:table-cell table:style-name="Table1.B1" office:value-type="string">
            <text:p text:style-name="P23">Bedeutung </text:p>
          </table:table-cell>
        </table:table-row>
        <table:table-row>
          <table:table-cell table:style-name="Table1.A2" office:value-type="string">
            <text:p text:style-name="P24">+</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24">-</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24">/</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24">*</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24">%,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23">Operator </text:p>
          </table:table-cell>
          <table:table-cell table:style-name="Table2.B1" office:value-type="string">
            <text:p text:style-name="P23">Bedeutung </text:p>
          </table:table-cell>
        </table:table-row>
        <table:table-row>
          <table:table-cell table:style-name="Table2.A2" office:value-type="string">
            <text:p text:style-name="P24">|</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24">&amp;</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24">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24">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24">shl</text:p>
          </table:table-cell>
          <table:table-cell table:style-name="Table2.B2" office:value-type="string">
            <text:p text:style-name="Table_20_Contents">Linksverschiebung; z.B. <text:span text:style-name="T2">4 shl 1</text:span></text:p>
          </table:table-cell>
        </table:table-row>
      </table:table>
      <text:h text:style-name="Heading_20_4" text:outline-level="4"><text:soft-page-break/>Logische Operatoren</text:h>
      <table:table table:name="Tabelle1" table:style-name="Tabelle1">
        <table:table-column table:style-name="Tabelle1.A"/>
        <table:table-column table:style-name="Tabelle1.B"/>
        <table:table-row>
          <table:table-cell table:style-name="Tabelle1.A1" office:value-type="string">
            <text:p text:style-name="P23">Operator </text:p>
          </table:table-cell>
          <table:table-cell table:style-name="Tabelle1.B1" office:value-type="string">
            <text:p text:style-name="P23">Bedeutung </text:p>
          </table:table-cell>
        </table:table-row>
        <table:table-row>
          <table:table-cell table:style-name="Tabelle1.A2" office:value-type="string">
            <text:p text:style-name="P24">and</text:p>
          </table:table-cell>
          <table:table-cell table:style-name="Tabelle1.B2" office:value-type="string">
            <text:p text:style-name="Table_20_Contents">Logisches Und</text:p>
          </table:table-cell>
        </table:table-row>
        <table:table-row>
          <table:table-cell table:style-name="Tabelle1.A2" office:value-type="string">
            <text:p text:style-name="P24">or</text:p>
          </table:table-cell>
          <table:table-cell table:style-name="Tabelle1.B2" office:value-type="string">
            <text:p text:style-name="Table_20_Contents">Logisches Oder</text:p>
          </table:table-cell>
        </table:table-row>
      </table:table>
      <text:p text:style-name="P19"/>
      <text:h text:style-name="Heading_20_4" text:outline-level="4"><text:bookmark text:name="__RefNumPara__2212_1266434168"/>Vergleichsoperatoren<text:bookmark-end text:name="__RefNumPara__2212_1266434168"/></text:h>
      <table:table table:name="Table3" table:style-name="Table3">
        <table:table-column table:style-name="Table3.A"/>
        <table:table-column table:style-name="Table3.B"/>
        <table:table-row>
          <table:table-cell table:style-name="Table3.A1" office:value-type="string">
            <text:p text:style-name="P23">Operator </text:p>
          </table:table-cell>
          <table:table-cell table:style-name="Table3.B1" office:value-type="string">
            <text:p text:style-name="P23">Bedeutung </text:p>
          </table:table-cell>
        </table:table-row>
        <table:table-row>
          <table:table-cell table:style-name="Table3.A2" office:value-type="string">
            <text:p text:style-name="P24">&lt;</text:p>
          </table:table-cell>
          <table:table-cell table:style-name="Table3.B2" office:value-type="string">
            <text:p text:style-name="Table_20_Contents">kleiner</text:p>
          </table:table-cell>
        </table:table-row>
        <table:table-row>
          <table:table-cell table:style-name="Table3.A2" office:value-type="string">
            <text:p text:style-name="P24">&gt;</text:p>
          </table:table-cell>
          <table:table-cell table:style-name="Table3.B2" office:value-type="string">
            <text:p text:style-name="Table_20_Contents">größer</text:p>
          </table:table-cell>
        </table:table-row>
        <table:table-row>
          <table:table-cell table:style-name="Table3.A2" office:value-type="string">
            <text:p text:style-name="P24">=</text:p>
          </table:table-cell>
          <table:table-cell table:style-name="Table3.B2" office:value-type="string">
            <text:p text:style-name="Table_20_Contents">gleich</text:p>
          </table:table-cell>
        </table:table-row>
        <table:table-row>
          <table:table-cell table:style-name="Table3.A2" office:value-type="string">
            <text:p text:style-name="P24">&gt;=</text:p>
          </table:table-cell>
          <table:table-cell table:style-name="Table3.B2" office:value-type="string">
            <text:p text:style-name="Table_20_Contents">größer gleich</text:p>
          </table:table-cell>
        </table:table-row>
        <table:table-row>
          <table:table-cell table:style-name="Table3.A2" office:value-type="string">
            <text:p text:style-name="P24">&lt;=</text:p>
          </table:table-cell>
          <table:table-cell table:style-name="Table3.B2" office:value-type="string">
            <text:p text:style-name="Table_20_Contents">kleiner gleich</text:p>
          </table:table-cell>
        </table:table-row>
        <table:table-row>
          <table:table-cell table:style-name="Table3.A2" office:value-type="string">
            <text:p text:style-name="P24">&lt;&gt;</text:p>
          </table:table-cell>
          <table:table-cell table:style-name="Table3.B2" office:value-type="string">
            <text:p text:style-name="Table_20_Contents">ungleich</text:p>
          </table:table-cell>
        </table:table-row>
      </table:table>
      <text:p text:style-name="P16"><text:span text:style-name="T4">Hinweis</text:span>: diese Vergleichsoperatoren sind nur in <text:span text:style-name="T2">if-then-else</text:span>-Anweisungen einsetzbar, nicht in <text:span text:style-name="T2">for-next</text:span><text:span text:style-name="T5">-Schleifen (bis auf </text:span><text:span text:style-name="T6">'='</text:span><text:span text:style-name="T5"> natürlich...).</text:span></text:p>
      <text:p text:style-name="P17"/>
      <text:h text:style-name="Heading_20_3" text:outline-level="3">Schleife von/bis (for/to/next)</text:h>
      <text:p text:style-name="P6">for var=&lt;val|expr|var&gt; to|downto &lt;val|expr|var&gt; [step &lt;val|expr|var&gt;]</text:p>
      <text:p text:style-name="P6">...</text:p>
      <text:p text:style-name="P6">next &lt;var&gt;</text:p>
      <text:p text:style-name="Text_20_body">Schachtelungen von <text:span text:style-name="T2">for-next</text:span>-Schleifen sind möglich.</text:p>
      <text:p text:style-name="Text_20_body"/>
      <text:h text:style-name="Heading_20_3" text:outline-level="3">Bedingte Anweisung (if/then/else)</text:h>
      <text:p text:style-name="P6">if &lt;var|val|expr&gt;&lt;rel&gt;&lt;var|val|expr&gt; then ... [else ...]</text:p>
      <text:p text:style-name="Text_20_body"/>
      <text:p text:style-name="P16">Es ist eine Kurzform der <text:span text:style-name="T2">if</text:span>-Anweisung zulässig, bei der das <text:span text:style-name="T2">then</text:span> weggelassen werden darf. Bei Ver­wendung dieser Kurzform darf es dann aber keinen <text:span text:style-name="T2">else</text:span>-Zweig geben. Es wird dann eine entsprechen­de Fehlermeldung ausgegeben und das Programm abgebrochen.</text:p>
      <text:p text:style-name="Text_20_body">Korrektes Beispiel:</text:p>
      <text:p text:style-name="Preformatted_20_Text">IF A=1 GOTO 100</text:p>
      <text:p text:style-name="P16"/>
      <text:p text:style-name="P16">Fehlerhaftes Beispiel:</text:p>
      <text:p text:style-name="P11">IF A=1 GOTO 100 <text:span text:style-name="T7">ELSE GOTO 200</text:span></text:p>
      <text:p text:style-name="P16"/>
      <text:p text:style-name="P16">Mehrere Relationen können mit den logischen Operatoren a<text:span text:style-name="T2">nd</text:span> oder <text:span text:style-name="T2">or</text:span> verknüpft werden. Negationen (<text:span text:style-name="T2">not</text:span>) und Klammerungen sind dabei nicht zulässig.</text:p>
      <text:p text:style-name="P16">Hinweis: Nach <text:span text:style-name="T2">then</text:span> bzw. <text:span text:style-name="T2">else</text:span> ist nur ein Statement oder Ausdruck möglich. Sollten jeweils längere <text:soft-page-break/>Programmstücke notwendig sein, kann man sich mit Unterprogrammen (<text:span text:style-name="T2">gosub-return</text:span>) behelfen.</text:p>
      <text:p text:style-name="Text_20_body"/>
      <text:h text:style-name="Heading_20_3" text:outline-level="3">Sprung (goto)</text:h>
      <text:p text:style-name="P6">goto &lt;val&gt;|&lt;expr&gt;|&lt;var&gt;</text:p>
      <text:p text:style-name="Text_20_body"/>
      <text:p text:style-name="P16"><text:span text:style-name="T2">val</text:span> gibt eine gültige Zeilennummer an bzw. das Ergebnis von <text:span text:style-name="T2">expr</text:span> oder <text:span text:style-name="T2">var</text:span> ist eine solche, zu der im Kontext gesprungen werden soll.</text:p>
      <text:p text:style-name="Text_20_body"/>
      <text:h text:style-name="Heading_20_3" text:outline-level="3"><text:bookmark text:name="__RefNumPara__1991_1650267454"/>Unterprogramm aufrufen (gosub)<text:bookmark-end text:name="__RefNumPara__1991_1650267454"/></text:h>
      <text:p text:style-name="P6">gosub &lt;val&gt;|&lt;expr&gt;|&lt;var&gt;|&lt;str&gt;</text:p>
      <text:p text:style-name="P6">...</text:p>
      <text:p text:style-name="P6">return</text:p>
      <text:p text:style-name="Text_20_body"/>
      <text:p text:style-name="P16"><text:span text:style-name="T2">val </text:span>eine gültige Zeilennummer an bzw. das Ergebnis von <text:span text:style-name="T2">expr</text:span> oder <text:span text:style-name="T2">var</text:span> ist eine solche, an der das Un­terprogramm beginnt. Ende-Anweisung im Unterprogramm ist <text:span text:style-name="T2">return</text:span>, es wird zur Zeile nach dem ent­sprechenden <text:span text:style-name="T2">gosub</text:span>-Befehl zurückgesprungen und die Abarbeitung des Programms fortgesetzt.</text:p>
      <text:p text:style-name="P16">Mit <text:span text:style-name="T2">str</text:span> ist es möglich ein externes Unterprogramm aufzurufen. Extern heißt, der Quelltext ist nicht im aktuellen Basic-Programm enthalten, sondern befindet sich z.B. in einer eigenen Datei. Das Unterpro­gramm wird dabei geöffnet, von der ersten Zeile abgearbeitet und muss zwingend mit einem <text:span text:style-name="T2">return</text:span>-­Befehl enden, um in das aufrufende Programm zurückzukehren. Variableninhalte usw. bleiben über die Programmgrenzen hinaus erhalten. Siehe auch entsprechendes Kapitel (<text:bookmark-ref text:reference-format="chapter" text:ref-name="__RefNumPara__1985_1650267454">6</text:bookmark-ref>; S.<text:bookmark-ref text:reference-format="page" text:ref-name="__RefNumPara__1985_1650267454">26</text:bookmark-ref> ff.) in dieser Dokumentation.</text:p>
      <text:p text:style-name="P16">Schachtelungen von <text:span text:style-name="T2">gosub</text:span>-Anweisungen sind möglich, wobei aber die Schachtelungstiefe begrenzt ist (siehe Einstellungen in ubasic_config.h).</text:p>
      <text:p text:style-name="Text_20_body"/>
      <text:h text:style-name="Heading_20_3" text:outline-level="3">Programm-Ende (end)</text:h>
      <text:p text:style-name="P6">end</text:p>
      <text:p text:style-name="P15"/>
      <text:p text:style-name="P17">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6">srand</text:p>
      <text:p text:style-name="Text_20_body"/>
      <text:p text:style-name="Text_20_body">Einen Zufallswert zwischen 0 &gt;= ... &lt;= (Wert in Klammern) erzeugen:</text:p>
      <text:p text:style-name="P6">&lt;var&gt;=rand(&lt;val|var|expr&gt;)</text:p>
      <text:p text:style-name="Text_20_body">Kann auch selbst Element eines Ausdrucks sein.</text:p>
      <text:p text:style-name="P16"><text:soft-page-break/>Für die Implementierung der Zufallsfunktionen auf Nicht-AVR-Plattformen wurden die entsprechen­den Routinen der libc verwendet. Als seed-Wert für srand() dient die aktuelle Uhrzeit.</text:p>
      <text:p text:style-name="P16">Für AVR-Plattformen werden nicht die entsprechenden Routinen aus der libc verwendet. Der seed-Wert wird aus dem aktuellen Speicherinhalt des SRAM errechnet, als rand()-Funktion wird auf ein Algorith­mus zurückgegriffen, der u.a. auf der Webseite http://www.firstpr.com.au/dsp/rand31<text:a xlink:type="simple" xlink:href="http://www.firstpr.com.au/dsp/rand31/">/</text:a> zu finden ist.</text:p>
      <text:p text:style-name="Text_20_body"/>
      <text:h text:style-name="Heading_20_3" text:outline-level="3">absoluter Betrag (abs)</text:h>
      <text:p text:style-name="P6">&lt;var&gt;=abs(&lt;val|var|expr&gt;)</text:p>
      <text:p text:style-name="Text_20_body"/>
      <text:p text:style-name="Text_20_body">Kann auch selbst Element eines Ausdrucks sein.</text:p>
      <text:p text:style-name="Text_20_body"/>
      <text:h text:style-name="Heading_20_3" text:outline-level="3">Complement (not)</text:h>
      <text:p text:style-name="P6">&lt;var&gt;=not(&lt;val|var|expr&gt;)</text:p>
      <text:p text:style-name="Text_20_body"/>
      <text:p text:style-name="Text_20_body">Kann auch selbst Element eines Ausdrucks sein.</text:p>
      <text:p text:style-name="Text_20_body"/>
      <text:h text:style-name="Heading_20_3" text:outline-level="3"><text:bookmark text:name="__RefNumPara__1989_1650267454"/>Ausgabe (print)<text:bookmark-end text:name="__RefNumPara__1989_1650267454"/></text:h>
      <text:p text:style-name="P6">print &lt;val|var|expr|str|strvar|strexpr|tab(expr)&gt; [&lt;,|;&gt; [&lt;val|var|expr|str|strvar|strexpr|tab(expr)&gt;]]</text:p>
      <text:p text:style-name="Text_20_body"/>
      <text:p text:style-name="P16">Zwischen den einzelnen Ausdrücken wird ein Leerzeichens ausgegeben, wenn als Trennzeichen ein Komma angegeben wird. Ein Semikolon unterdrückt die Ausgabe des Leerzeichen. Stehen Komma oder Semikolon am Zeilenende, wird der Zeilenvorschub unterdrückt.</text:p>
      <text:p text:style-name="P16">Mit Hilfe der tab(n)-Option können n Leerzeichen ausgegeben werden. Bsp.:</text:p>
      <text:p text:style-name="Preformatted_20_Text">print tab(5); <text:span text:style-name="T8">"*"</text:span></text:p>
      <text:p text:style-name="Preformatted_20_Text">end </text:p>
      <text:p text:style-name="P16"/>
      <text:p text:style-name="P16">Es werden fünf Leerzeichen und danach ein Stern ausgegeben.</text:p>
      <text:p text:style-name="P16">Die Ausgabe erfolgt auf der "Standard-Ausgabe", welche in den entsprechenden Defines in ubasic_config.h definiert ist.</text:p>
      <text:p text:style-name="Text_20_body"/>
      <text:h text:style-name="Heading_20_3" text:outline-level="3">Variable setzen (let)</text:h>
      <text:p text:style-name="P6">[let] &lt;var|strvar&gt;=&lt;var|val|expr|str|strval|strexpr&gt;</text:p>
      <text:p text:style-name="Text_20_body"/>
      <text:p text:style-name="P16">Die Angabe von <text:span text:style-name="T2">let</text:span> ist optional.</text:p>
      <text:p text:style-name="P16"/>
      <text:h text:style-name="Heading_20_3" text:outline-level="3"><text:bookmark text:name="__RefNumPara__2033_1650267454"/><text:soft-page-break/>Feld-Variablen (dim)<text:bookmark-end text:name="__RefNumPara__2033_1650267454"/></text:h>
      <text:p text:style-name="P6">DIM &lt;var|strvar&gt;&lt;(&gt;&lt;val|var|expr&gt;&lt;)&gt;</text:p>
      <text:p text:style-name="Text_20_body"/>
      <text:p text:style-name="Text_20_body">Mit Hilfe der Basic-Anweisungen <text:span text:style-name="T2">dim</text:span> ist es möglich einzelne Variablen als Felder zu deklarieren. Bsp.:</text:p>
      <text:p text:style-name="P12">10 dim a(10)</text:p>
      <text:p text:style-name="P12">20 a(1)=42</text:p>
      <text:p text:style-name="P12">30 print a(1)</text:p>
      <text:p text:style-name="P12">40 end</text:p>
      <text:p text:style-name="Text_20_body"/>
      <text:p text:style-name="P16">In Zeile 10 wird die Variable <text:span text:style-name="T2">a</text:span> als Feld mit 10 Elementen definiert. In den folgenden Zeilen wird auf das jeweils 2.Element des Feldes zugegriffen (Index 0...9).</text:p>
      <text:p text:style-name="P16">Nach der Definition einer Variablen als Feld darf nur noch die Feld-Schreibweise der Variable, also z.B. <text:span text:style-name="T2">a(1)</text:span><text:span text:style-name="T5">,</text:span> verwendet werden! Zugriffe auf Elemente außerhalb der mit <text:span text:style-name="T2">dim</text:span> definierten Größe werden mit einem Fehler quittiert. Ebenso wird bei der Definition eines Feldes verfahren, welches die Größe des verfügbaren Speichers übersteigen würde.</text:p>
      <text:p text:style-name="P16">Analoges gilt für die Definition von Zeichenkettenfelder (z.B. dim a$(10)).</text:p>
      <text:h text:style-name="Heading_20_3" text:outline-level="3"><text:bookmark text:name="__RefNumPara__2035_1650267454"/>Eingabe (input)<text:bookmark-end text:name="__RefNumPara__2035_1650267454"/></text:h>
      <text:p text:style-name="P6">INPUT [str ;] &lt;var|strvar &gt; [[,] var|strvar]</text:p>
      <text:p text:style-name="Text_20_body"/>
      <text:p text:style-name="Text_20_body">Ermöglicht die interaktive Eingabe von Werten und deren Zuweisung zu Variablen. Bsp.:</text:p>
      <text:p text:style-name="Preformatted_20_Text">10 input <text:span text:style-name="T8">"a="; a</text:span></text:p>
      <text:p text:style-name="P7">20 print a</text:p>
      <text:p text:style-name="P7">30 input a, b$</text:p>
      <text:p text:style-name="P7">40 print a, b$</text:p>
      <text:p text:style-name="P7">50 end</text:p>
      <text:p text:style-name="P20"/>
      <text:p text:style-name="P5">Die Eingaben können (derzeit) Integer- oder Stringvariablen zugewiesen werden. Werden bei Integer­variablen nichnumerische Zeichen eingegeben, werden der entsprechenden Variable intern der Wert 0 zugewiesen.</text:p>
      <text:p text:style-name="P5"/>
      <text:p text:style-name="P5">Hinweis: Während des Inputbefehls befindet sich das BASIC-Programm in einer Eingabeschleife und steht an dieser Stelle. D.h. auch, dass parallel zum BASIC-Interpreter laufende Programmteile eben­falls nicht abgearbeitet werden.</text:p>
      <text:p text:style-name="Standard"/>
      <text:h text:style-name="Heading_20_3" text:outline-level="3"><text:bookmark text:name="__RefNumPara__1993_1650267454"/>DATA/READ/RESTORE<text:bookmark-end text:name="__RefNumPara__1993_1650267454"/></text:h>
      <text:p text:style-name="P16">Mit der DATA-Anweisung können konstante Werte im Quelltext hinterlegt werden, welche mit READ Variablen zugeweisen werden können. Mit RESTORE kann der Zeiger innerhalb der DATA-Liste auf die erste Stelle zurückgesetzt werden.</text:p>
      <text:p text:style-name="Text_20_body">Ein Beispiel:</text:p>
      <text:p text:style-name="Preformatted_20_Text">read a, b, c</text:p>
      <text:p text:style-name="Preformatted_20_Text">print a, b, c</text:p>
      <text:p text:style-name="Preformatted_20_Text">print "***"</text:p>
      <text:p text:style-name="Preformatted_20_Text">restore </text:p>
      <text:p text:style-name="Preformatted_20_Text">read a</text:p>
      <text:p text:style-name="Preformatted_20_Text">print a</text:p>
      <text:p text:style-name="Preformatted_20_Text"><text:soft-page-break/>data 23, 24</text:p>
      <text:p text:style-name="Preformatted_20_Text">data 0xff</text:p>
      <text:p text:style-name="Preformatted_20_Text">end</text:p>
      <text:p text:style-name="Text_20_body"/>
      <text:p text:style-name="P16">Neben Integer-Werten können auch Zeichenketten zugewiesen werden. Stimmen Variablen-Typ des READ-Befehls mit dem entsprechend nächsten DATA-Wert-Typ nicht überein, wird ein BASIC-Programmfehler generiert.</text:p>
      <text:h text:style-name="Heading_20_3" text:outline-level="3">Kommentar (rem)</text:h>
      <text:p text:style-name="P6">rem [...]</text:p>
      <text:p text:style-name="Text_20_body"/>
      <text:p text:style-name="P16">Der nach <text:span text:style-name="T2">rem</text:span> folgende Text wird durch den Interpreter übersprungen und die Abarbeitung wird in der nächsten Basic-Programmzeile fortgesetzt.</text:p>
      <text:p text:style-name="Text_20_body"/>
      <text:h text:style-name="Heading_20_3" text:outline-level="3"><text:bookmark text:name="__RefNumPara__1995_1650267454"/>BASIC-Befehle zur String-Verarbeitung<text:bookmark-end text:name="__RefNumPara__1995_1650267454"/></text:h>
      <text:h text:style-name="Heading_20_4" text:outline-level="4">Allgemeines</text:h>
      <text:p text:style-name="P16">Mit dem Define UBASIC_STRING in ubasic_config.h (Kapitel <text:bookmark-ref text:reference-format="chapter" text:ref-name="__RefNumPara__2220_1865953783">4.1</text:bookmark-ref>; S.<text:bookmark-ref text:reference-format="page" text:ref-name="__RefNumPara__2220_1865953783">17</text:bookmark-ref>) kann der String-Support ein­geschaltet werden. Damit stehen eine Reihe von BASIC-Befehlen zur Verfügung, die eine Verarbeitung von Zeichenketten ermöglichen.</text:p>
      <text:p text:style-name="P16">Man sollte sich aber bewußt sein, dass hierfür verhältnismäßig viel dynamischer Speicher zur Laufzeit benötigt wird (siehe auch Kapitel <text:bookmark-ref text:reference-format="chapter" text:ref-name="__RefNumPara__2272_1865953783">2.3.17.2</text:bookmark-ref>). Gerade beim Einsatz des Interpreters auf ressourcenarmen Plattformen sollte man sich überlegen, ob man wirklich Zeichenkettenoperationen benötigt.</text:p>
      <text:h text:style-name="Heading_20_4" text:outline-level="4"><text:bookmark text:name="__RefNumPara__2272_1865953783"/>String-Variablen<text:bookmark-end text:name="__RefNumPara__2272_1865953783"/></text:h>
      <text:p text:style-name="P16">String-Variablennamen bestehen aus einem Buchstaben und einem angehangenen $-Zeichen. Groß-/Kleinschreibung ist gleichbedeutend. Bsp.: a$, b$</text:p>
      <text:p text:style-name="P16">String-Variablen müssen nicht vor der ersten Benutzung deklariert werden. Intern wird der entspre­chende Speicherplatz erst unmittelbar vor dem ersten Setzen der Variable reserviert. Die maximale Größe einer String-Variable wird durch das Define MAX_STRINGLEN in ubasic_config.h vorgege­ben. Wird diese Länge durch eine String-Operation (voraussichtlich) überschritten, bricht das BASIC-Programm mit einer entsprechenden Fehlermeldung ab. Das gleiche gilt, wenn bei der Speicherplatzre­servierung für String-Variablen nicht mehr ausreichend dynamischer RAM zur Verfügung steht.</text:p>
      <text:p text:style-name="P16">Da die Reservierung des Speicherplatzes für String-Variable erst bei der ersten Zuweisung erfolgt, ist eine Ausgabe/Abfrage einer String-Variable vor dem ersten Setzen unzulässig und wird mit einem Feh­ler und BASIc-Programmabbruch quittiert.</text:p>
      <text:p text:style-name="P16">Es können gleichzeitig die selben Namen für Integer- und String-Variablen verwendet werden, die Un­terscheidung erfolgt durch das $-Zeichen. Also z.B. Integervariable a; Stringvariable a$ dürfen gleich­zeitig im Programm verwendet werden.</text:p>
      <text:h text:style-name="Heading_20_4" text:outline-level="4">String-Felder</text:h>
      <text:p text:style-name="Text_20_body">Zeichenkettenfelder sind zulässig. Die Definition erfolgt analog der von Integer-Felder:</text:p>
      <text:p text:style-name="Preformatted_20_Text">dim a$(10)</text:p>
      <text:p text:style-name="Text_20_body"><text:soft-page-break/></text:p>
      <text:p text:style-name="P16">Zu beachten ist, dass z.B. mit obiger Definition Speicherplatz für 10 Zeichenketten mit der Länge von MAX_STRINGLEN (Kapitel <text:bookmark-ref text:reference-format="chapter" text:ref-name="__RefNumPara__2220_1865953783">4.1</text:bookmark-ref>; S.<text:bookmark-ref text:reference-format="page" text:ref-name="__RefNumPara__2220_1865953783">17</text:bookmark-ref> ff.) definiert werden. D.h. also, dass man bei ressourcenarmen Plattformen sehr (sehr) sparsam mit Zeichenkettenfeldern umgehen sollte!</text:p>
      <text:h text:style-name="Heading_20_4" text:outline-level="4">Zusammenfügen von Teilstrings</text:h>
      <text:p text:style-name="Text_20_body">Zeichenketten können durch den „+“-Operator zusammengefügt werden.</text:p>
      <text:p text:style-name="Text_20_body">Bsp.:</text:p>
      <text:p text:style-name="Preformatted_20_Text">c$ = <text:span text:style-name="T8">"</text:span>BASIC<text:span text:style-name="T8">" + " ist cool!"</text:span></text:p>
      <text:p text:style-name="P7">a$ = "BASIC"</text:p>
      <text:p text:style-name="P7">b$ = " ist cool!"</text:p>
      <text:p text:style-name="P7">c$ = a$ + b$</text:p>
      <text:p text:style-name="Text_20_body"/>
      <text:p text:style-name="Text_20_body">Als Ergebnis beider Varianten steht in c$ jeweils der String „BASIC ist cool!“.</text:p>
      <text:p text:style-name="P16">Die Summe der Teilstringlängen darf nicht die maximal mögliche Länge (Define MAX_STRINGLEN in ubasic_config.h) überschreiten. Ansonsten bricht das BASIC-Programm mit einer entsprechenden Fehlermeldung ab.</text:p>
      <text:h text:style-name="Heading_20_4" text:outline-level="4">Vergleichsoperationen mit Strings</text:h>
      <text:p text:style-name="P16">Es sind die, in Kapitel <text:bookmark-ref text:reference-format="chapter" text:ref-name="__RefNumPara__2212_1266434168">2.3.2.4</text:bookmark-ref>(S. <text:bookmark-ref text:reference-format="page" text:ref-name="__RefNumPara__2212_1266434168">6</text:bookmark-ref>) aufgeführten Vergleichsoperationen auch für Zeichenketten zuläs­sig. Intern wird die C-Funktion strcmp() verwendet. D.h. deren jeweilige Rückgabewerte sind für das Ergebnis entsprechend maßgebend. </text:p>
      <text:h text:style-name="Heading_20_4" text:outline-level="4">LEFT$</text:h>
      <text:p text:style-name="P6">&lt;strvar&gt;=left$(&lt;str|strvar|strexpr&gt;, &lt;var|val|expr&gt;)</text:p>
      <text:p text:style-name="Text_20_body"/>
      <text:p text:style-name="P16">Als Ergebnis wird der Teilstring mit der angegebenen Anzahl von Zeichen (von links beginnend) zu­rückgegeben. Ist die Anzahl der mittels Parameter angeforderten Zeichen größer als die Zeichenkette, wird die Zeichenkette vollständig zurückgegeben.</text:p>
      <text:p text:style-name="Text_20_body">Bsp.:</text:p>
      <text:p text:style-name="Preformatted_20_Text">a$ = left$(<text:span text:style-name="T8">"</text:span>BASIC ist cool!<text:span text:style-name="T8">", 5)</text:span></text:p>
      <text:p text:style-name="Text_20_body"/>
      <text:p text:style-name="Text_20_body">Weist a$ die Zeichenkette „BASIC“ zu.</text:p>
      <text:h text:style-name="Heading_20_4" text:outline-level="4">RIGHT$</text:h>
      <text:p text:style-name="P6">&lt;strvar&gt;=right$(&lt;str|strvar|strexpr&gt;, &lt;var|val|expr&gt;)</text:p>
      <text:p text:style-name="Text_20_body"/>
      <text:p text:style-name="P16">Als Ergebnis wird der Teilstring mit der angegebenen Anzahl von Zeichen (von rechts beginnend) zu­rückgegeben. Ist die Anzahl der mittels Parameter angeforderten Zeichen größer als die Zeichenkette, wird die Zeichenkette vollständig zurückgegeben.</text:p>
      <text:p text:style-name="Text_20_body">Bsp.:</text:p>
      <text:p text:style-name="Preformatted_20_Text">a$ = right$(<text:span text:style-name="T8">"</text:span>BASIC ist cool!<text:span text:style-name="T8">", 9)</text:span></text:p>
      <text:p text:style-name="Text_20_body"/>
      <text:p text:style-name="Text_20_body"><text:soft-page-break/>Weist a$ die Zeichenkette „ist cool!“ zu.</text:p>
      <text:h text:style-name="Heading_20_4" text:outline-level="4">MID$</text:h>
      <text:p text:style-name="P6">&lt;strvar&gt;=mid$(&lt;str|strvar|strexpr&gt;, &lt;var|val|expr&gt;, &lt;var|val|expr&gt;)</text:p>
      <text:p text:style-name="Text_20_body"/>
      <text:p text:style-name="P16">Als Ergebnis wird der Teilstring mit der angegebenen Anzahl von Zeichen, ab einem angegebenen Off­set von links beginnend, zurückgegeben. Ist die Anzahl der mittels Parameter angeforderten Zeichen ab dem Offset größer als die Zeichenkette wird die Zeichenkette vollständig zurückgegeben.</text:p>
      <text:p text:style-name="Text_20_body">Bsp.:</text:p>
      <text:p text:style-name="Preformatted_20_Text">a$ = mid$(<text:span text:style-name="T8">"</text:span>BASIC ist cool!<text:span text:style-name="T8">", 6, 3)</text:span></text:p>
      <text:p text:style-name="Text_20_body"/>
      <text:p text:style-name="Text_20_body">Weist a$ die Zeichenkette „ist“ zu. </text:p>
      <text:p text:style-name="Text_20_body">Hinweis: die Zählung des Offsets beginnt bei 0.</text:p>
      <text:h text:style-name="Heading_20_4" text:outline-level="4">CHR$</text:h>
      <text:p text:style-name="P6">&lt;strvar&gt;=chr$(&lt;var|val|expr&gt;)</text:p>
      <text:p text:style-name="Text_20_body"/>
      <text:p text:style-name="Text_20_body">Es wird das ASCII-Zeichen, welches durch den numerischen Wert repräsentiert wird, zurückgegeben.</text:p>
      <text:p text:style-name="Text_20_body">Bsp.:</text:p>
      <text:p text:style-name="Preformatted_20_Text">print chr$(65)</text:p>
      <text:p text:style-name="Text_20_body"/>
      <text:p text:style-name="Text_20_body">Es wird das Zeichen „A“ ausgegeben.</text:p>
      <text:h text:style-name="Heading_20_4" text:outline-level="4">STR$</text:h>
      <text:p text:style-name="P6">&lt;strvar&gt;=str$(&lt;var|val|expr&gt;)</text:p>
      <text:p text:style-name="Text_20_body"/>
      <text:p text:style-name="Text_20_body">Wandelt eine Zahl in einen String um.</text:p>
      <text:p text:style-name="Text_20_body">Bsp.:</text:p>
      <text:p text:style-name="Preformatted_20_Text">print str$(42)</text:p>
      <text:p text:style-name="Text_20_body"/>
      <text:p text:style-name="Text_20_body">Es wird die Zeichenkette „42“ ausgegeben.</text:p>
      <text:p text:style-name="Text_20_body"/>
      <text:h text:style-name="Heading_20_4" text:outline-level="4">UPPER$/LOWER$</text:h>
      <text:p text:style-name="P6">&lt;strvar&gt;=upper$(&lt;str|strvar|strexpr&gt;)</text:p>
      <text:p text:style-name="P6">&lt;strvar&gt;=lower$(&lt;str|strvar|strexpr&gt;)</text:p>
      <text:p text:style-name="Text_20_body"/>
      <text:p text:style-name="P16">Wandelt die übergebene Zeichenkette in Groß- bzw. Kleinbuchstaben (upper$ bzw. lower$) um. Das Ergebnis ist die umgewandelte Zeichenkette.</text:p>
      <text:p text:style-name="Text_20_body"/>
      <text:h text:style-name="Heading_20_4" text:outline-level="4"><text:soft-page-break/>INSTR$</text:h>
      <text:p text:style-name="P6">&lt;var&gt;=instr$(&lt;str|strvar|strexpr&gt;, &lt;str|strvar|strexpr&gt;)</text:p>
      <text:p text:style-name="Text_20_body"/>
      <text:p text:style-name="P16">Es wird in der ersten übergebenen Zeichenkette das Vorkommen der zweiten übergebenen Zeichkette gesucht. Ergebnis der Funktion ist die Position des ersten Auftretens, wobei 0 die erste Stelle bezeich­net. Ist der Zeichenkette nicht enthalten wird -1 zurückgegeben. </text:p>
      <text:h text:style-name="Heading_20_4" text:outline-level="4">LEN</text:h>
      <text:p text:style-name="P6">&lt;var&gt;=len(&lt;str|strvar|strexpr&gt;)</text:p>
      <text:p text:style-name="Text_20_body"/>
      <text:p text:style-name="Text_20_body">Gibt die Länge der übergebenen Zeichenkette zurück.</text:p>
      <text:p text:style-name="Text_20_body">Bsp.:</text:p>
      <text:p text:style-name="Preformatted_20_Text">print len(<text:span text:style-name="T8">"</text:span>BASIC<text:span text:style-name="T8">")</text:span></text:p>
      <text:p text:style-name="P20"/>
      <text:p text:style-name="P21">Gibt 5 aus.</text:p>
      <text:h text:style-name="Heading_20_4" text:outline-level="4">VAL</text:h>
      <text:p text:style-name="P6">&lt;var&gt;=len(&lt;str|strvar|strexpr&gt;)</text:p>
      <text:p text:style-name="Text_20_body"/>
      <text:p text:style-name="Text_20_body">Wandelt eine Stringzahl in den ensprechenden Integerwert um.</text:p>
      <text:p text:style-name="Text_20_body">Bsp.:</text:p>
      <text:p text:style-name="Preformatted_20_Text">print val(<text:span text:style-name="T8">"42")</text:span></text:p>
      <text:p text:style-name="P20"/>
      <text:p text:style-name="P21">Ergibt die Integerzahl 42.</text:p>
      <text:p text:style-name="P21">Hinweis: Besteht der die Zeichenkette nicht nur aus Zahlen, wir der Wert 0 zurückgegeben.</text:p>
      <text:h text:style-name="Heading_20_4" text:outline-level="4">ASC</text:h>
      <text:p text:style-name="P6">&lt;var&gt;=asc(&lt;str|strvar|strexpr&gt;)</text:p>
      <text:p text:style-name="Text_20_body"/>
      <text:p text:style-name="Text_20_body">Ermittelt den ASCII-Code des ersten Zeichens der übergebenen Zeichenkette.</text:p>
      <text:p text:style-name="Text_20_body">Bsp.:</text:p>
      <text:p text:style-name="Preformatted_20_Text">print asc(<text:span text:style-name="T8">"</text:span>B<text:span text:style-name="T8">"</text:span>)</text:p>
      <text:p text:style-name="Preformatted_20_Text">print asc(<text:span text:style-name="T8">"BASIC")</text:span></text:p>
      <text:p text:style-name="P20"/>
      <text:p text:style-name="P21">Gibt jeweils 66 aus.</text:p>
      <text:h text:style-name="Heading_20_4" text:outline-level="4">Ermittlung der maximal zulässigen Größe einer Zeichenkette</text:h>
      <text:p text:style-name="P16">Die maximale Größe einer Zeichenkette wird zum Zeitpunkt der Übersetzung des Interpreters durch das Define MAX_STRINGLEN <text:s/>(ubasic_config.h, Kapitel <text:bookmark-ref text:reference-format="chapter" text:ref-name="__RefHeading__2446_1405763181">4.1</text:bookmark-ref>, Seite <text:bookmark-ref text:reference-format="page" text:ref-name="__RefHeading__2446_1405763181">17</text:bookmark-ref>) festgelegt. In bestimmten Si­tuationen ist es ganz interessant diese Maximalgrenze zu wissen. Die BASIC-Konstante M_STRLEN <text:s/>beinhaltet diesen Wert. Bsp.:</text:p>
      <text:p text:style-name="P16"/>
      <text:p text:style-name="Preformatted_20_Text"><text:soft-page-break/>print m_strlen</text:p>
      <text:p text:style-name="Preformatted_20_Text">a$=""</text:p>
      <text:p text:style-name="Preformatted_20_Text">for i=1 to m_strlen</text:p>
      <text:p text:style-name="Preformatted_20_Text"><text:tab/>if (i%10)=0 then b$ = "|" else b$ = "*"</text:p>
      <text:p text:style-name="Preformatted_20_Text"><text:tab/>a$=a$+b$</text:p>
      <text:p text:style-name="Preformatted_20_Text">next i</text:p>
      <text:p text:style-name="Preformatted_20_Text">print a$</text:p>
      <text:p text:style-name="Preformatted_20_Text">end</text:p>
      <text:p text:style-name="Text_20_body"/>
      <text:p text:style-name="P16">Innerhalb der FOR/NEXT-Schleife wird ein String mit der maximal zulässigen Länge generiert. Jedes zehnte Zeichen wird durch ein „|“ gekennzeichnet. </text:p>
      <text:p text:style-name="P16"/>
      <text:h text:style-name="Heading_20_3" text:outline-level="3">BASIC-Befehle zur Interaktion mit der einbettenden Applikation</text:h>
      <text:h text:style-name="Heading_20_4" text:outline-level="4">C-Routinen aufrufen (call)</text:h>
      <text:p text:style-name="P6">[&lt;var&gt;=]call(str[, &lt;val|var|expr&gt;[, &lt;val|var|expr&gt;]])</text:p>
      <text:p text:style-name="Text_20_body"/>
      <text:p text:style-name="Text_20_body">str: Name der Funktion</text:p>
      <text:p text:style-name="Text_20_body">Die folgenden Parameter sind die (konfigurierten) Übergabe der C-Funktion. </text:p>
      <text:p text:style-name="P16">Aufruf von internen C-Routinen. Dazu muss in ubasic_call.* einige Voraussetzungen geschaffen wer­den, siehe auch entsprechendes Kapitel (<text:bookmark-ref text:reference-format="chapter" text:ref-name="__RefNumPara__1797_1650267454">4.4.1</text:bookmark-ref>; S.<text:bookmark-ref text:reference-format="page" text:ref-name="__RefNumPara__1797_1650267454">21</text:bookmark-ref> ff.) in diesem Dokument.</text:p>
      <text:p text:style-name="Text_20_body">Funktioniert als Ausdruck, wie auch als Statement.</text:p>
      <text:p text:style-name="Text_20_body"/>
      <text:h text:style-name="Heading_20_4" text:outline-level="4">Zugriff auf interne C-Variablen (vpeek/vpoke)</text:h>
      <text:p text:style-name="Text_20_body">Setzen einer internen C-Variable:</text:p>
      <text:p text:style-name="P6">vpoke(&lt;str&gt;)=&lt;val|var|expr&gt;</text:p>
      <text:p text:style-name="Text_20_body"/>
      <text:p text:style-name="Text_20_body">Auslesen einer internen C-Variable:</text:p>
      <text:p text:style-name="P6">&lt;var&gt;=vpeek(&lt;str&gt;)</text:p>
      <text:p text:style-name="Text_20_body"/>
      <text:p text:style-name="Text_20_body">str: Name der internen C-Variable</text:p>
      <text:p text:style-name="P16">Bei <text:span text:style-name="T2">vpoke</text:span> wird die interne C-Variable auf den Wert nach dem Istgleich gesetzt. Der Rückgabewert von <text:span text:style-name="T2">vpeek</text:span> ist der Inhalt der internen C-Variable.</text:p>
      <text:p text:style-name="Text_20_body">Siehe auch entsprechendes Kapitel (<text:bookmark-ref text:reference-format="chapter" text:ref-name="__RefNumPara__1987_1650267454">4.4.2</text:bookmark-ref>; S.<text:bookmark-ref text:reference-format="page" text:ref-name="__RefNumPara__1987_1650267454">23</text:bookmark-ref> ff.) in diesem Dokument.</text:p>
      <text:p text:style-name="Text_20_body"/>
      <text:h text:style-name="Heading_20_3" text:outline-level="3"><text:bookmark text:name="__RefNumPara__2031_1650267454"/>AVR-spezifische BASIC-Befehle<text:bookmark-end text:name="__RefNumPara__2031_1650267454"/></text:h>
      <text:h text:style-name="Heading_20_4" text:outline-level="4">EEPROM-Inhalt setzen (epoke)</text:h>
      <text:p text:style-name="P6">epoke(&lt;val|var|expr&gt;)=&lt;val|var|expr&gt;</text:p>
      <text:p text:style-name="Text_20_body"/>
      <text:p text:style-name="P16"><text:soft-page-break/>Der Wert in den Klammern gibt die Adresse im EEPROM an, deren Inhalt mit dem Wert rechts neben dem Istgleich gefüllt werden. Der Befehl ist AVR-spezifisch.</text:p>
      <text:p text:style-name="Text_20_body"/>
      <text:h text:style-name="Heading_20_4" text:outline-level="4">EEPROM-Inhalt lesen (epeek)</text:h>
      <text:p text:style-name="P6">&lt;var&gt;=epeek(&lt;val|var|expr&gt;)</text:p>
      <text:p text:style-name="Text_20_body"/>
      <text:p text:style-name="P16">Kann auch selbst Element eines Ausdrucks sein. Der Wert in den Klammern gibt die Adresse im EEPROM an, deren Inhalt zurück gegeben werden soll. Der Befehl ist AVR-spezifisch.</text:p>
      <text:p text:style-name="Text_20_body"/>
      <text:h text:style-name="Heading_20_4" text:outline-level="4">Pause-Befehl (wait)</text:h>
      <text:p text:style-name="P6">wait &lt;val|var|expr&gt;</text:p>
      <text:p text:style-name="Text_20_body"/>
      <text:p text:style-name="P16">Die Pausezeit ist in Millisekunden anzugeben. Intern wird _delay_ms() aus util/delay.h (mit allen Kon­sequenzen) verwendet, also der Prozessor wartet wirklich und ist damit auch AVR-spezifisch.</text:p>
      <text:p text:style-name="Text_20_body"/>
      <text:h text:style-name="Heading_20_4" text:outline-level="4">I/O-Portrichtung (Ein- oder Ausgang) festlegen (dir)</text:h>
      <text:p text:style-name="P6">dir(&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6">Es wird das angegebenen Pin des jeweiligen Ports als Aus- oder Eingang gesetzt. Dabei werden alle Werte &gt;0 als Ausgang und Werte =0 wird als Eingang gewertet.</text:p>
      <text:p text:style-name="P16">Der Befehl ist AVR-spezifisch. Welche Ports angesteuert werden können ist abhängig vom verwende­ten Mikrocontroller und kann in ubasic_config.h eingestellt werden. </text:p>
      <text:p text:style-name="Text_20_body"/>
      <text:h text:style-name="Heading_20_4" text:outline-level="4">I/O-Port setzen (out)</text:h>
      <text:p text:style-name="P6">out(&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6">Es wird das angegebenen Pin des jeweiligen Ports auf 0 oder 1 gesetzt. Dabei werden alle Werte größer 0 als 1 und Werte gleich 0 als 0 gewertet.</text:p>
      <text:p text:style-name="P16">Der Befehl ist AVR-spezifisch. Welche Ports angesteuert werden können ist abhängig vom verwende­ten Mikrocontroller und kann in ubasic_config.h eingestellt werden. </text:p>
      <text:p text:style-name="Text_20_body"/>
      <text:h text:style-name="Heading_20_4" text:outline-level="4"><text:soft-page-break/>I/O-Port auslesen (in)</text:h>
      <text:p text:style-name="P6">var=in(&lt;port_str&gt;, &lt;pin&gt;)</text:p>
      <text:p text:style-name="Text_20_body"/>
      <text:p text:style-name="Text_20_body">port_str:<text:tab/>AVR-Port „a“, „b“, „c“, „d“... (plattformspezifisch!)</text:p>
      <text:p text:style-name="Text_20_body">pin:<text:tab/><text:tab/>Pin-Nr. des Port (kann eine Zahl, eine Variable oder ein Ausdruck sein)</text:p>
      <text:p text:style-name="P16">Es wird das angegebene Pin des entsprechenden Ports ausgelesen und als Ergebnis zurückgegeben.</text:p>
      <text:p text:style-name="P16">Der Befehl ist AVR-spezifisch. Welche Ports angesteuert werden können ist abhängig vom verwende­ten Mikrocontroller und kann in ubasic_config.h eingestellt werden. </text:p>
      <text:p text:style-name="Text_20_body"/>
      <text:h text:style-name="Heading_20_4" text:outline-level="4">ADC-Auslesen (adc)</text:h>
      <text:p text:style-name="P6">var=adc(&lt;val|var|expr&gt;)</text:p>
      <text:p text:style-name="Text_20_body"/>
      <text:p text:style-name="Text_20_body">Die Nummer in Klammern gibt den entsprechenden ADC an.</text:p>
      <text:p text:style-name="P16">Der Befehl ist AVR-spezifisch. Die Konfiguration der möglichen ADC-Kanäle ist abhängig vom ver­wendeten Mikrocontroller und kann in ubasic_config.h eingestellt werden. </text:p>
      <text:p text:style-name="Text_20_body"/>
      <text:h text:style-name="Heading_20_2" text:outline-level="2">BASIC-Fehlerbehandlung</text:h>
      <text:p text:style-name="P16">Soweit der Interpreter Fehler im Basic-Programm erkennt, werden sie in folgender Form auf der Stan­dard-Ausgabe ausgegeben:</text:p>
      <text:p text:style-name="P6">error &lt;error-number&gt; at sourceline: &lt;linenum&gt; (&lt;basic-linenum&gt;?) in program &lt;name&gt;</text:p>
      <text:p text:style-name="Text_20_body"/>
      <text:p text:style-name="P16">Dabei entspricht &lt;linenum&gt; <text:s/>der Zeile im BASIC-Quelltext (also nicht die BASIC-Zeilennumer) und &lt;basic-linenum&gt; der BASIC-Zeilennummer (soweit vorhanden). Wenn innerhalb der Konfiguration der Support für externe Unterprogramme aktiviert ist, bezeichnet &lt;name&gt; die Programm-Datei, in der der Fehler aufgetreten ist.</text:p>
      <text:p text:style-name="Text_20_body">&lt;error-number&gt; hat folgende Bedeutungen (siehe auch uBasic.h):</text:p>
      <text:p text:style-name="Preformatted_20_Text">#define SYNTAX_ERROR<text:tab/><text:tab/><text:tab/>1 </text:p>
      <text:p text:style-name="Preformatted_20_Text">#define UNKNOWN_ADC_CHANNEL<text:tab/><text:tab/>2 </text:p>
      <text:p text:style-name="Preformatted_20_Text">#define UNKNOWN_IO_PORT<text:tab/><text:tab/><text:tab/>3 </text:p>
      <text:p text:style-name="Preformatted_20_Text">#define FOR_WITHOUT_TO<text:tab/><text:tab/><text:tab/>4 </text:p>
      <text:p text:style-name="Preformatted_20_Text">#define UNKNOWN_STATEMENT<text:tab/><text:tab/>5 </text:p>
      <text:p text:style-name="Preformatted_20_Text">#define UNKNOWN_CALL_FUNCT<text:tab/><text:tab/>6 </text:p>
      <text:p text:style-name="Preformatted_20_Text">#define UNKNOWN_CALL_FUNCT_TYP<text:tab/>7 </text:p>
      <text:p text:style-name="Preformatted_20_Text">#define UNKNOWN_CVAR_NAME<text:tab/><text:tab/>8 </text:p>
      <text:p text:style-name="Preformatted_20_Text">#define SHORT_IF_WITH_ELSE<text:tab/><text:tab/>9 </text:p>
      <text:p text:style-name="Preformatted_20_Text">#define GOSUB_STACK_DETH<text:tab/><text:tab/>10 </text:p>
      <text:p text:style-name="Preformatted_20_Text">#define FOR_STACK_DETH<text:tab/><text:tab/><text:tab/>11 </text:p>
      <text:p text:style-name="Preformatted_20_Text">#define GOSUB_STACK_INVALID<text:tab/><text:tab/>12 </text:p>
      <text:p text:style-name="Preformatted_20_Text">#define UNKNOWN_SUBPROC<text:tab/><text:tab/><text:tab/>13 </text:p>
      <text:p text:style-name="Preformatted_20_Text">#define GOSUB_NO_EXT_SUBPROC<text:tab/><text:tab/>14<text:tab/> </text:p>
      <text:p text:style-name="Preformatted_20_Text">#define ARRAY_OUT_OF_RANGE<text:tab/><text:tab/>15 </text:p>
      <text:p text:style-name="Preformatted_20_Text">#define OUT_OF_MEMORY <text:s text:c="10"/><text:tab/>16 </text:p>
      <text:p text:style-name="Preformatted_20_Text">#define NOT_ENOUGH_DATA<text:tab/><text:tab/><text:tab/>17 </text:p>
      <text:p text:style-name="Preformatted_20_Text">#define UNKNOWN_LINENUMBER<text:tab/><text:tab/>18 </text:p>
      <text:p text:style-name="Preformatted_20_Text"><text:soft-page-break/>#define INPUT_IS_NOT_NUMBER <text:s text:c="4"/><text:tab/>19 </text:p>
      <text:p text:style-name="Preformatted_20_Text">#define UNKNOWN_VARIABLE <text:s text:c="7"/><text:tab/>20 </text:p>
      <text:p text:style-name="Preformatted_20_Text">#define STRING_TO_LARGE <text:s text:c="8"/><text:tab/>21</text:p>
      <text:p text:style-name="Preformatted_20_Text">#define DATA_READ_TYPE_DIFF<text:tab/><text:tab/>22 </text:p>
      <text:p text:style-name="Preformatted_20_Text">#define STRINGVAR_NOT_INIT<text:tab/><text:tab/>23</text:p>
      <text:p text:style-name="P16"/>
      <text:p text:style-name="P16">Für die richtige Differenzierung des Fehlers wird keine Garantie gegeben. Fakt ist aber, dass wenn ein Fehler auftritt, ist etwas am Basic-Programm faul (oder das Ende des dynamischen Speichers erreicht)!</text:p>
      <text:p text:style-name="Text_20_body">Bei Auftreten eines Fehlers, wird das Basic-Programm abgebrochen.</text:p>
      <text:p text:style-name="Text_20_body"/>
      <text:h text:style-name="P47" text:outline-level="1">Funktionsweise des Interpreters</text:h>
      <text:p text:style-name="Text_20_body">Der uBasic-Interpreter unterteilt sich in zwei Komponenten: </text:p>
      <text:list xml:id="list1637787298" text:style-name="L6">
        <text:list-item>
          <text:p text:style-name="P45">dem Tokenizer (tokenizer.*) </text:p>
        </text:list-item>
        <text:list-item>
          <text:p text:style-name="P38">dem eigentlichen uBasic (ubasic*.*) </text:p>
        </text:list-item>
      </text:list>
      <text:p text:style-name="P16"><text:line-break/>Der Tokenizer analysiert den zu interpretierenden Code schrittweise nach ihm bekannten Syntaxele­menten. Dazu sind in tokenizer.c diverse Schlüsselwörter (keywords[]) und Einzelzeichen (singlechar()) definiert, nach denen der Programmtext durchsucht wird. Weiterhin stellt tokenizer.c di­verse Funktionen zur Verfügung, um das aktuelle Token abzufragen, die Tokenanalyse fortzuführen so­wie bei einigen Token deren Wert zurückzugeben (String, Variable, Wert etc.). </text:p>
      <text:p text:style-name="P16">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Expression-Elementen (expr() -&gt; term() -&gt; factor()...) unterschieden. </text:p>
      <text:p text:style-name="P16">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vorwerfen. </text:p>
      <text:p text:style-name="P16">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h text:style-name="Heading_20_1" text:outline-level="1"><text:bookmark text:name="Einbinden_in_eigene_AVR-Programme"/>Einbinden in eigene Programme</text:h>
      <text:h text:style-name="Heading_20_2" text:outline-level="2"><text:bookmark text:name="__RefNumPara__2220_1865953783"/><text:bookmark text:name="__RefHeading__2446_1405763181"/>Parametrisierung (ubasic_config.h)<text:bookmark-end text:name="__RefNumPara__2220_1865953783"/><text:bookmark-end text:name="__RefHeading__2446_1405763181"/></text:h>
      <text:p text:style-name="P16">Mit Hilfe diverser Defines in ubasic_config.h kann der Basic-Sprachumfang, der Speicherverbrauch sowie einige AVR-spezifische Dinge gesteuert werden. Folgende Defines sind definiert:</text:p>
      <text:p text:style-name="Text_20_body"/>
      <text:p text:style-name="Preformatted_20_Text">#define PRINTF(...) <text:s/>usart_write(__VA_ARGS__)</text:p>
      <text:p text:style-name="P16">Definiert die Standardausgabe für den Basic-Befehl <text:span text:style-name="T2">print </text:span><text:span text:style-name="T5">(Kapitel </text:span><text:span text:style-name="T5"><text:bookmark-ref text:reference-format="chapter" text:ref-name="__RefNumPara__1989_1650267454">2.3.11</text:bookmark-ref></text:span><text:span text:style-name="T5">; S.</text:span><text:span text:style-name="T5"><text:bookmark-ref text:reference-format="page" text:ref-name="__RefNumPara__1989_1650267454">8</text:bookmark-ref></text:span><text:span text:style-name="T5">)</text:span><text:span text:style-name="T2">,</text:span> im obigen Beispiel über die serielle Schnittstelle.</text:p>
      <text:p text:style-name="Text_20_body"><text:soft-page-break/></text:p>
      <text:p text:style-name="Preformatted_20_Text">#define MAX_STRINGLEN 40</text:p>
      <text:p text:style-name="P16">Maximale Länge eines Strings innerhalb des Basic-Befehls <text:span text:style-name="T2">print</text:span><text:span text:style-name="T5"> bzw. von String-Variablen.</text:span> (Bsp.: maximal 40 Zeichen)</text:p>
      <text:p text:style-name="P16"/>
      <text:p text:style-name="Preformatted_20_Text">#define MAX_INPUT_LEN 11</text:p>
      <text:p text:style-name="P16">Maximale Länge einer Eingabe bei BASIC-Befehl <text:span text:style-name="T2">input</text:span> (Kapitel <text:bookmark-ref text:reference-format="chapter" text:ref-name="__RefNumPara__2035_1650267454">2.3.14</text:bookmark-ref>; S.<text:bookmark-ref text:reference-format="page" text:ref-name="__RefNumPara__2035_1650267454">9</text:bookmark-ref>). (Bsp.: maximal 11 Zeichen)</text:p>
      <text:p text:style-name="P16"/>
      <text:p text:style-name="Preformatted_20_Text">#define MAX_GOSUB_STACK_DEPTH 2</text:p>
      <text:p text:style-name="P16">Maximale Schachtelungstiefe innerhalb von <text:span text:style-name="T2">gosub</text:span>-Anweisungen. (Bsp.: maximale Schachtelungstiefe 2)</text:p>
      <text:p text:style-name="Text_20_body"/>
      <text:p text:style-name="Preformatted_20_Text">#define MAX_FOR_STACK_DEPTH 4</text:p>
      <text:p text:style-name="P16">Maximale Schachtelungstiefe von <text:span text:style-name="T2">for-next</text:span>-Anweisungen. (Bsp.: maximale Schachtelungstiefe 4)</text:p>
      <text:p text:style-name="Text_20_body"/>
      <text:p text:style-name="Preformatted_20_Text">#define MAX_VARNUM 26</text:p>
      <text:p text:style-name="P16">Maximale Anzahl von Basic-Variablen. Da Variablennamen nur aus einem Buchstaben bestehen kön­nen, sind maximal 26 Variablen möglich. (Bsp.: maximal 26 Variablen)</text:p>
      <text:p text:style-name="P16"/>
      <text:p text:style-name="Preformatted_20_Text">#define MAX_KEYWORD_LEN<text:tab/>8</text:p>
      <text:p text:style-name="P16">Maximallänge der Schlüsselwörter in der Tabelle keywords[] (tokenizer.*). (Bsp.: maximal 8 Zeichen)</text:p>
      <text:p text:style-name="Text_20_body"/>
      <text:p text:style-name="Preformatted_20_Text">#define MAX_NAME_LEN 8</text:p>
      <text:p text:style-name="P16">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define UBASIC_CALL <text:tab/><text:tab/>1</text:p>
      <text:p text:style-name="Preformatted_20_Text">#define UBASIC_CVARS<text:tab/><text:tab/>1</text:p>
      <text:p text:style-name="Preformatted_20_Text">#define UBASIC_REM<text:tab/><text:tab/>1</text:p>
      <text:p text:style-name="Preformatted_20_Text">#define UBASIC_PRINT<text:tab/><text:tab/>1</text:p>
      <text:p text:style-name="Preformatted_20_Text">#define UBASIC_RND<text:tab/><text:tab/>1</text:p>
      <text:p text:style-name="Preformatted_20_Text">#define UBASIC_INPUT<text:tab/><text:tab/>1</text:p>
      <text:p text:style-name="Preformatted_20_Text">#define UBASIC_HEX_BIN<text:tab/><text:tab/>1 </text:p>
      <text:p text:style-name="P16">Über diese Defines kann der Sprachumfang des Basic-Interpreters beeinflusst werden. Ist der Wert mit 0 angegeben, steht das jeweilige Sprachelement nicht zur Verfügung. Die Define-Namen sind spre­chend, mit CVARS sind die Basic-Befehle <text:span text:style-name="T2">vpeek</text:span> und <text:span text:style-name="T2">vpoke</text:span> für den Zugriff auf interne C-Variablen ge­meint. Das Abwählen von nicht benötigten Basic-Elementen spart Speicherplatz.</text:p>
      <text:p text:style-name="Text_20_body"/>
      <text:p text:style-name="Preformatted_20_Text">#define UBASIC_EXT_PROC<text:tab/><text:tab/>1</text:p>
      <text:p text:style-name="P16">Über dieses Define wird das Einbinden von externen Unterprogrammen mittels des <text:span text:style-name="T2">gosub</text:span>-Befehls ge­<text:soft-page-break/>steuert (Kapitel <text:bookmark-ref text:reference-format="chapter" text:ref-name="__RefNumPara__1991_1650267454">2.3.6</text:bookmark-ref>; S.<text:bookmark-ref text:reference-format="page" text:ref-name="__RefNumPara__1991_1650267454">7</text:bookmark-ref>).</text:p>
      <text:p text:style-name="P16"><text:s/></text:p>
      <text:p text:style-name="Preformatted_20_Text">#define UBASIC_ARRAY<text:tab/>1</text:p>
      <text:p text:style-name="P16">Variablen können als Felder definiert werden (Basic-Befehl <text:span text:style-name="T2">dim</text:span><text:span text:style-name="T5">; Kapitel </text:span><text:span text:style-name="T5"><text:bookmark-ref text:reference-format="chapter" text:ref-name="__RefNumPara__2033_1650267454">2.3.13</text:bookmark-ref></text:span><text:span text:style-name="T5">; S.</text:span><text:span text:style-name="T5"><text:bookmark-ref text:reference-format="page" text:ref-name="__RefNumPara__2033_1650267454">9</text:bookmark-ref></text:span>).</text:p>
      <text:p text:style-name="P16"/>
      <text:p text:style-name="Preformatted_20_Text">#define UBASIC_DATA<text:tab/><text:tab/>1</text:p>
      <text:p text:style-name="P16">Die BASIC-Befehle DATA/READ/RESTORE sind zulässig (Kapitel <text:bookmark-ref text:reference-format="chapter" text:ref-name="__RefNumPara__1993_1650267454">2.3.15</text:bookmark-ref>; S.<text:bookmark-ref text:reference-format="page" text:ref-name="__RefNumPara__1993_1650267454">9</text:bookmark-ref>).</text:p>
      <text:p text:style-name="P16"/>
      <text:p text:style-name="Preformatted_20_Text">#define UBASIC_STRING<text:tab/>1</text:p>
      <text:p text:style-name="P16">Zeichenkettenverarbeitung ist zulässig (Kapitel <text:bookmark-ref text:reference-format="chapter" text:ref-name="__RefNumPara__1995_1650267454">2.3.17</text:bookmark-ref>; S.<text:bookmark-ref text:reference-format="page" text:ref-name="__RefNumPara__1995_1650267454">10</text:bookmark-ref>).</text:p>
      <text:p text:style-name="P16"/>
      <text:p text:style-name="Preformatted_20_Text">#define UBASIC_NO_LINENUM_ALLOWED<text:tab/>1</text:p>
      <text:p text:style-name="P16">Es muss nicht vor jeder BASIC-Programmzeile eine Zeilennummer stehen.</text:p>
      <text:p text:style-name="P16"/>
      <text:p text:style-name="Preformatted_20_Text">#define USE_LINENUM_CACHE<text:tab/><text:tab/>1 </text:p>
      <text:p text:style-name="Preformatted_20_Text">#define MAX_LINENUM_CACHE_DEPTH<text:tab/>8</text:p>
      <text:p text:style-name="P16">Es besteht die Möglichkeit häufig durch <text:span text:style-name="T2">goto</text:span> oder <text:span text:style-name="T2">gosub</text:span> angesprungene Basic-Zeilen intern zu puf­fern, um beim zweiten Ansprung dieser gepufferten Basic-Zeile selbige schneller zu finden und damit die Laufzeit zu verkürzen. Das obige erste Define schaltet diesen internen Puffer ein (Wert 1; aus mit Wert 0), mit dem zweiten Define legt man die maximale Anzahl der gepufferten Zeilen fest.</text:p>
      <text:p text:style-name="Text_20_body"/>
      <text:p text:style-name="Preformatted_20_Text">#define BREAK_NOT_EXIT<text:tab/>1</text:p>
      <text:p text:style-name="P16">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Preformatted_20_Text">#define TOKENIZER_FASTPARSER<text:tab/><text:tab/><text:tab/>1</text:p>
      <text:p text:style-name="Text_20_body">Schnelleren Parser einschalten. Detailliertere Beschreibung kommt später...</text:p>
      <text:p text:style-name="Text_20_body"/>
      <text:p text:style-name="Preformatted_20_Text">#define USE_AVR<text:tab/><text:tab/>1</text:p>
      <text:p text:style-name="P16">Mit diesem Define können AVR-spezifische Basic-Anweisungen ein- (Wert 1) oder ausgeschaltet wer­den (Kapitel <text:bookmark-ref text:reference-format="chapter" text:ref-name="__RefNumPara__2031_1650267454">2.3.19</text:bookmark-ref>; S.<text:bookmark-ref text:reference-format="page" text:ref-name="__RefNumPara__2031_1650267454">14</text:bookmark-ref>). Sämtliche folgenden Defines sind damit in Gänze deaktivierbar. Sind AVR-spezifische Dinge ausgeschaltet, sollte es möglich sein, den Basic-Interpreter auch auf anderen Plattformen einzusetzen.</text:p>
      <text:p text:style-name="Text_20_body"/>
      <text:p text:style-name="Preformatted_20_Text">#define USE_PROGMEM<text:tab/>1</text:p>
      <text:p text:style-name="P16">Ist dieses Define mit dem Wert 1 belegt, werden einige statische Teile des Interpreters (z.B. die Tabelle 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grammspeicher, weil die PROGMEM-Leseroutinen etwas mehr Code generieren.</text:p>
      <text:p text:style-name="Text_20_body"><text:soft-page-break/></text:p>
      <text:p text:style-name="Preformatted_20_Text">#define AVR_WAIT<text:tab/><text:tab/>1</text:p>
      <text:p text:style-name="Preformatted_20_Text">#define AVR_EPEEK<text:tab/><text:tab/>1</text:p>
      <text:p text:style-name="Preformatted_20_Text">#define AVR_EPOKE<text:tab/><text:tab/>1</text:p>
      <text:p text:style-name="Preformatted_20_Text">#define AVR_DIR<text:tab/><text:tab/>1</text:p>
      <text:p text:style-name="Preformatted_20_Text">#define AVR_IN<text:tab/><text:tab/>1</text:p>
      <text:p text:style-name="Preformatted_20_Text">#define AVR_OUT<text:tab/><text:tab/>1</text:p>
      <text:p text:style-name="Preformatted_20_Text">#define AVR_ADC<text:tab/><text:tab/>1</text:p>
      <text:p text:style-name="Preformatted_20_Text">#define AVR_RND<text:tab/><text:tab/>1</text:p>
      <text:p text:style-name="P16">Mit diesen Defines kann der Sprachumfang AVR-spezifischer Befehle gesteuert werden. Bei Wert 0 steht das entsprechende Sprachelement nicht zur Verfügung, was Speicherplatz im Programmspeicher und SRAM des AVR spart.</text:p>
      <text:p text:style-name="Text_20_body"/>
      <text:p text:style-name="Preformatted_20_Text">#define HAVE_PORTA<text:tab/>0</text:p>
      <text:p text:style-name="Preformatted_20_Text">#define HAVE_PORTB<text:tab/>1</text:p>
      <text:p text:style-name="Preformatted_20_Text">#define HAVE_PORTC<text:tab/>1</text:p>
      <text:p text:style-name="Preformatted_20_Text">#define HAVE_PORTD<text:tab/>1</text:p>
      <text:p text:style-name="P16">Mit diesen Defines wird festgelegt, welche I/O-Port mit den Basic-Befehlen <text:span text:style-name="T2">dir</text:span>, <text:span text:style-name="T2">in</text:span> und <text:span text:style-name="T2">out</text:span> gesteuert werden können. Grund für die diese Festlegung ist zum einen der verwendete Hardwarearchitektur des Mikrocontroller, nicht jeder Typ hat alle Ports. Oder zum anderen möchte man vielleicht bestimmte Ports von der Ansteuerung durch Basic-Befehle ausschließen.</text:p>
      <text:p text:style-name="Text_20_body"/>
      <text:p text:style-name="Preformatted_20_Text">#define ADC_COUNT_MAX<text:tab/>4</text:p>
      <text:p text:style-name="Text_20_body">Gibt die Anzahl der, durch den Basic-Befehl adc abfragbaren ADC-Kanäle an.</text:p>
      <text:p text:style-name="Text_20_body"/>
      <text:h text:style-name="Heading_20_2" text:outline-level="2">Übersetzen, Testen</text:h>
      <text:p text:style-name="P16">Prinzipiell ist es möglich, uBasic auf verschiedenen Plattformen einzusetzen. Im Quelltextpaket sind mehrere Testprogramme für unterschiedliche Hardwareplattformen und Betriebssysteme enthalten. Bitte dazu die Kommentare in den einzelnen Testprogrammen lesen!</text:p>
      <text:p text:style-name="P16"/>
      <text:h text:style-name="Heading_20_2" text:outline-level="2">Einbinden, Start eines Basic-Programmes in eigene Applikationen</text:h>
      <text:p text:style-name="P16">Das Einbinden des Interpreters in eigene Programme geht relativ einfach. Prinzipiell ist nur ubasic.h entsprechend zu includieren. Ggf. sind die Defines PRINTF (in ubasic_config.h für BASIC-Befehl <text:span text:style-name="T1">print</text:span>) an die eigene Ausgaberoutinen anzupassen. Des weiteren kann man in ubasic_config.h teilweise den Basic-Sprachumfang steuern (siehe weiter unten). <text:s/></text:p>
      <text:p text:style-name="P16">Zur Abarbeitung des Basic-Programmes ist ungefähr folgender Konstrukt im eigenen Programm einzu­bauen: </text:p>
      <text:p text:style-name="P8">uBasic_init(program);</text:p>
      <text:p text:style-name="P8">do {</text:p>
      <text:p text:style-name="P8"><text:s text:c="4"/>uBasic_run();</text:p>
      <text:p text:style-name="P8"><text:s text:c="3"/>} while(!uBasic_finished());</text:p>
      <text:p text:style-name="P16"><text:line-break/>uBasic_init() setzt einen internen Pointer auf den Anfang des Programmtextes und initialisiert ein paar weitere interne Variablen. </text:p>
      <text:p text:style-name="P16"><text:soft-page-break/>Die folgende do-while-Schleife wird solange abgearbeitet, bis das Basic-Programm endet, wobei uBasic_run() jeweils immer genau eine Basic-Zeile abarbeitet. Es ist also z.B. denkbar, in dieser Schleife auch noch das zu tun/aufzurufen, was wärend des Basic-Programmlaufes "parallel" im Mikro­controller abgearbeitet werden soll. Anmerkung: es kann aber kein zweites Basic-Programm parallel laufen! </text:p>
      <text:p text:style-name="P16"><text:line-break/>Eine weitere Variante, um die Abarbeitung des Basic-Programmes in einer bestehenden Hauptschleife einzubauen, könnte ungefähr so aussehen: </text:p>
      <text:p text:style-name="P8">while (1) {</text:p>
      <text:p text:style-name="P8"><text:s text:c="3"/>...</text:p>
      <text:p text:style-name="P8"><text:s text:c="3"/>// irgendwo Programm laden und uBasic_init(program) aufrufen</text:p>
      <text:p text:style-name="P8"><text:s text:c="3"/>...</text:p>
      <text:p text:style-name="P8"><text:s text:c="3"/>if (!uBasic_finished) uBasic_run;</text:p>
      <text:p text:style-name="P8"><text:s text:c="3"/>...</text:p>
      <text:p text:style-name="P13">}</text:p>
      <text:p text:style-name="P16">Als Referenz für das Einbinden des Basic-Interpreters in eigene Programme, wird das Studium der Beispielprogramme, welche im Quellcode-Archiv enthalten sind, angeraten. </text:p>
      <text:p text:style-name="P16"/>
      <text:h text:style-name="Heading_20_2" text:outline-level="2">Schnittstelle zu anderen internen C-Funktionen und -Variablen</text:h>
      <text:h text:style-name="Heading_20_3" text:outline-level="3"><text:bookmark text:name="__RefNumPara__1797_1650267454"/>Basic-Befehl CALL<text:bookmark-end text:name="__RefNumPara__1797_1650267454"/></text:h>
      <text:p text:style-name="P16">Der <text:span text:style-name="T2">call</text:span>-Befehl ermöglicht eine drastische Erweiterung des Sprachumfangs von uBasic. Mit Hilfe die­ses Mechanismus können (fast) beliebige C-Funktionen des Programms angesprochen werden, in wel­ches der Interpreter eingebunden ist. Dabei ist die Anzahl Übergabeparameter, deren Typ sowie der Rückgabewert der Funktion für uBasic frei einstellbar.</text:p>
      <text:p text:style-name="P16">Dazu sind allerdings einige Dinge in den Quelltext-Dateien ubasic_call.h und ubasic_call.h vorzuberei­ten. </text:p>
      <text:p text:style-name="P16">Das folgende Erläuerung bezieht sich auf die Einbindung folgender C-Funktionen im Basic-Interpreter und deren Aufrufmöglichkeit mit dem Basic-Befehl <text:span text:style-name="T2">call</text:span>:</text:p>
      <text:p text:style-name="Preformatted_20_Text">void a(void) {</text:p>
      <text:p text:style-name="P7"><text:tab/>DDRB |= (1 &lt;&lt; PB1);</text:p>
      <text:p text:style-name="P7"><text:tab/>PORTB |= (1 &lt;&lt; PB1);</text:p>
      <text:p text:style-name="P7">}</text:p>
      <text:p text:style-name="P7"/>
      <text:p text:style-name="P7">void b(int p1) {</text:p>
      <text:p text:style-name="P7"><text:tab/>DDRB |= (1 &lt;&lt; PB1);</text:p>
      <text:p text:style-name="P7"><text:tab/>if (p1) PORTB |= (1 &lt;&lt; PB1); else PORTB &amp;= ~(1 &lt;&lt; PB1);</text:p>
      <text:p text:style-name="P7">}</text:p>
      <text:p text:style-name="P7"/>
      <text:p text:style-name="P7">int c(int p1) {</text:p>
      <text:p text:style-name="P7"><text:tab/>int r=0;<text:tab/></text:p>
      <text:p text:style-name="P7"><text:tab/>ADMUX = <text:s/>p1;</text:p>
      <text:p text:style-name="P7"><text:tab/>ADMUX |= (1&lt;&lt;REFS0);</text:p>
      <text:p text:style-name="P7"><text:tab/>ADCSRA = (1&lt;&lt;ADEN) | (1&lt;&lt;ADPS1) | (1&lt;&lt;ADPS0);</text:p>
      <text:p text:style-name="P7"><text:tab/>ADCSRA |= (1&lt;&lt;ADSC); <text:s text:c="13"/></text:p>
      <text:p text:style-name="P7"><text:soft-page-break/><text:tab/>while (ADCSRA &amp; (1&lt;&lt;ADSC));</text:p>
      <text:p text:style-name="P7"><text:tab/>r = ADCW;</text:p>
      <text:p text:style-name="P7"><text:tab/>ADCSRA |= (1&lt;&lt;ADSC); <text:s/></text:p>
      <text:p text:style-name="P7"><text:tab/>while (ADCSRA &amp; (1&lt;&lt;ADSC));</text:p>
      <text:p text:style-name="P7"><text:tab/>r = ADCW;</text:p>
      <text:p text:style-name="P7"><text:tab/>ADCSRA=0;</text:p>
      <text:p text:style-name="P7"><text:tab/>return r;</text:p>
      <text:p text:style-name="P7">}</text:p>
      <text:p text:style-name="P16">Dabei ist a() eine Prozedure ohne Übergabeparameter und Rückwert, b() eine Prozedure mit einem Übergabeparameter aber ohne Rückgabewert und c() mit einem Übergabeparameter und einem Rück­gabewert.</text:p>
      <text:p text:style-name="Text_20_body"><text:s/></text:p>
      <text:p text:style-name="Text_20_body">ubasic_call.h:</text:p>
      <text:p text:style-name="P9">(1)</text:p>
      <text:p text:style-name="P7">// Funktionspointertypen</text:p>
      <text:p text:style-name="P7">#define VOID_FUNC_VOID<text:tab/><text:tab/>0</text:p>
      <text:p text:style-name="P7">#define VOID_FUNC_INT<text:tab/><text:tab/>1</text:p>
      <text:p text:style-name="P7">#define INT_FUNC_INT<text:tab/><text:tab/>2</text:p>
      <text:p text:style-name="P7"/>
      <text:p text:style-name="P9">(2)</text:p>
      <text:p text:style-name="P7">// Strukturdefinition fuer Funktionspointertabelle</text:p>
      <text:p text:style-name="P7">typedef struct {</text:p>
      <text:p text:style-name="P7"><text:s text:c="6"/>char* funct_name;</text:p>
      <text:p text:style-name="P7"><text:s text:c="6"/>union ftp {</text:p>
      <text:p text:style-name="P7"><text:s text:c="8"/>void (*VoidFuncVoid)(void);</text:p>
      <text:p text:style-name="P7"><text:s text:c="8"/>void (*VoidFuncInt)<text:tab/>(int);</text:p>
      <text:p text:style-name="P7"><text:s text:c="8"/>int <text:s/>(*IntFuncInt)<text:tab/>(int);</text:p>
      <text:p text:style-name="P7"><text:s text:c="6"/>} funct_ptr;</text:p>
      <text:p text:style-name="P7"><text:s text:c="6"/>unsigned char typ;</text:p>
      <text:p text:style-name="P7">} callfunct_t;</text:p>
      <text:p text:style-name="Text_20_body"/>
      <text:p text:style-name="P16"><text:span text:style-name="T4">(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19"/>
      <text:p text:style-name="P16"><text:span text:style-name="T4">(2)</text:span> Für jeden neuen „Funktionstyp“ ist in der Strukturdefinition callfunct_t ein entsprechender Eintrag in der union-Definition ftp aufzunehmen. Einige Beispiele sind im obigen Quellcodefragment aufge­führt.</text:p>
      <text:p text:style-name="Text_20_body"/>
      <text:p text:style-name="Text_20_body">ubasic_call.c:</text:p>
      <text:p text:style-name="P9">(3)</text:p>
      <text:p text:style-name="P7">// Funktionspointertabelle</text:p>
      <text:p text:style-name="P7">callfunct_t callfunct[] = {</text:p>
      <text:p text:style-name="P7"><text:s text:c="4"/>{"a",<text:tab/>.funct_ptr.VoidFuncVoid=a,<text:tab/>VOID_FUNC_VOID},</text:p>
      <text:p text:style-name="P7"><text:s text:c="4"/>{"b",<text:tab/>.funct_ptr.VoidFuncInt=b,<text:tab/>VOID_FUNC_INT},</text:p>
      <text:p text:style-name="P7"><text:s text:c="4"/>{"c",<text:tab/>.funct_ptr.IntFuncInt=c,<text:tab/><text:tab/>INT_FUNC_INT},</text:p>
      <text:p text:style-name="P7"><text:s text:c="4"/>{NULL, {NULL},<text:tab/>255}</text:p>
      <text:p text:style-name="P7">};</text:p>
      <text:p text:style-name="P7"/>
      <text:p text:style-name="P7">...</text:p>
      <text:p text:style-name="P7"/>
      <text:p text:style-name="P9">(4)</text:p>
      <text:p text:style-name="P7"><text:soft-page-break/>// je nach Funktionstyp (3.Spalte in Funktionspointertabelle) </text:p>
      <text:p text:style-name="P7">// Parameterliste aufbauen und Funktion aufrufen</text:p>
      <text:p text:style-name="P7">switch (callfunct[idx].typ){</text:p>
      <text:p text:style-name="P7"><text:tab/>case VOID_FUNC_VOID: <text:tab/><text:tab/><text:tab/><text:tab/><text:tab/><text:tab/><text:tab/><text:tab/><text:tab/><text:tab/><text:tab/>callfunct[idx].funct_ptr.VoidFuncVoid();</text:p>
      <text:p text:style-name="P7"><text:tab/><text:tab/>break;</text:p>
      <text:p text:style-name="P7"><text:tab/>case VOID_FUNC_INT:<text:tab/></text:p>
      <text:p text:style-name="P7"><text:tab/><text:tab/>accept(TOKENIZER_COMMA);</text:p>
      <text:p text:style-name="P7"><text:tab/><text:tab/>p1=expr();</text:p>
      <text:p text:style-name="P7"><text:tab/><text:tab/>callfunct[idx].funct_ptr.VoidFuncInt(p1);</text:p>
      <text:p text:style-name="P7"><text:tab/><text:tab/>break;</text:p>
      <text:p text:style-name="P7"><text:tab/>case INT_FUNC_INT: </text:p>
      <text:p text:style-name="P7"><text:tab/><text:tab/>accept(TOKENIZER_COMMA);</text:p>
      <text:p text:style-name="P7"><text:tab/><text:tab/>p1=expr();</text:p>
      <text:p text:style-name="P7"><text:tab/><text:tab/>r=callfunct[idx].funct_ptr.IntFuncInt(p1);</text:p>
      <text:p text:style-name="P7"><text:tab/><text:tab/>break;</text:p>
      <text:p text:style-name="P7"/>
      <text:p text:style-name="P7">...</text:p>
      <text:p text:style-name="P7"/>
      <text:p text:style-name="P9">(5)</text:p>
      <text:p text:style-name="P7">// bei Funktionspointertypen ohne Rueckgabewert ein Token</text:p>
      <text:p text:style-name="P7">// weitergelesen...</text:p>
      <text:p text:style-name="P7">if <text:s/>((callfunct[idx].typ == VOID_FUNC_VOID) ||</text:p>
      <text:p text:style-name="P7"><text:tab/>(callfunct[idx].typ == VOID_FUNC_INT) </text:p>
      <text:p text:style-name="P7"><text:tab/>) tokenizer_next();</text:p>
      <text:p text:style-name="Text_20_body"/>
      <text:p text:style-name="P16"><text:span text:style-name="T4">(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Funktionstyp aufnimmt.</text:p>
      <text:p text:style-name="P16"/>
      <text:p text:style-name="P16"><text:span text:style-name="T4">(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P16"/>
      <text:p text:style-name="P16"><text:span text:style-name="T4">(5)</text:span> Bei C-Funktionen ohne Rückgabewert, der auch an den call-Befehl (uBasic) zurück gereicht wer­den soll, ist das entsprechende Funktionstyp-Define in der if-Anweisung (call_statement()), mit ODER verknüpft, aufzunehmen.</text:p>
      <text:p text:style-name="P16">Selbstverständlich sind die Header-Dateien, in denen die entsprechenden C-Variablen definiert sind, zu includieren. </text:p>
      <text:p text:style-name="Text_20_body"/>
      <text:h text:style-name="Heading_20_3" text:outline-level="3"><text:bookmark text:name="__RefNumPara__1987_1650267454"/>Basic-Befehle VPEEK, VPOKE<text:bookmark-end text:name="__RefNumPara__1987_1650267454"/></text:h>
      <text:p text:style-name="P16">Mit den Basic-Anweisungen <text:span text:style-name="T2">vpeek</text:span> und <text:span text:style-name="T2">vpoke</text:span> ist es möglich auf interne C-Variablen der Rahmen-Pro­gramms zuzugreifen, in das der Interpreter eingebettet ist. Dazu sind in ubasic_cvars.c diese Variablen dem Interpreter über die dort definierte Tabelle cvars[] bekannt zumachen.</text:p>
      <text:p text:style-name="Text_20_body">Beispiel (ubasic_cvars.c):</text:p>
      <text:p text:style-name="P7"><text:soft-page-break/>// Variablenpointertabelle</text:p>
      <text:p text:style-name="P7">cvars_t cvars[] = {</text:p>
      <text:p text:style-name="P7"><text:s text:c="4"/>{"a", &amp;va},</text:p>
      <text:p text:style-name="P7"><text:s text:c="4"/>{NULL, NULL}</text:p>
      <text:p text:style-name="P7">};</text:p>
      <text:p text:style-name="P16">In dem Beispiel wird die interne C-Variable va vom Typ Integer wird mit dem Namen „a“ verknüpft. Über diesen Namen kann mit den Basic-Befehlen <text:span text:style-name="T2">vpeek</text:span> und <text:span text:style-name="T2">vpoke</text:span> auf den Inhalt der Variablen zuge­griffen werden. Es sind nur Integervariablen einbindbar, da der Basic-Interpreter nur mit Integer arbei­ten kann.</text:p>
      <text:p text:style-name="P16">Selbstverständlich sind die Header-Dateien, in denen die entsprechenden C-Variablen definiert sind, zu includieren. </text:p>
      <text:p text:style-name="Text_20_body"/>
      <text:h text:style-name="Heading_20_1" text:outline-level="1">Variabler Zugriff auf Basic-Quelltext</text:h>
      <text:h text:style-name="Heading_20_2" text:outline-level="2">Ziel </text:h>
      <text:p text:style-name="P16">Ziel der in der Folge beschrieben Systematik ist es, das Einlesen des Basic-Quelltextes von einem be­liebigen Medium zu ermöglichen. Medien könnten z.B. sein:</text:p>
      <text:list xml:id="list841400711" text:style-name="L7">
        <text:list-item>
          <text:p text:style-name="P31">ein Array innerhalb des (Haupt-)Programms (so wie in der Ursprungsversion mit dem Nachteil, dass die Größe des Arrays konstant ist und von Anfang an den frei verfügbaren dynamischen Speicher entsprechend reduziert; die max. Größe eines Basic-Programmes wird durch die Di­mension dieses Arrays begrenzt)</text:p>
        </text:list-item>
        <text:list-item>
          <text:p text:style-name="P31">Flash-RAM, EEPROM eines Mikrocontrollers, soweit vorhanden (z.B. AVR-Mikrocontroller)</text:p>
        </text:list-item>
        <text:list-item>
          <text:p text:style-name="P31">angeschlossene externe Speicherbausteine</text:p>
        </text:list-item>
        <text:list-item>
          <text:p text:style-name="P31">ein eventuell vorhandenes Filesystem (SD-Karte, Festplatte usw.)</text:p>
        </text:list-item>
        <text:list-item>
          <text:p text:style-name="P31">usw.</text:p>
        </text:list-item>
      </text:list>
      <text:p text:style-name="P16"/>
      <text:p text:style-name="P16">Voraussetzung ist, dass innerhalb des Quelltext-Mediums, mittels geeigneter Funktionen und berechen­barer Zeiger, frei und in jede Richtung positioniert werden kann, da ja der Quelltext-Parser (tokeni­zer.c) nicht nur sequenziell arbeitet, sondern, je nach Kontext, auch Programmtext überspringen oder im selbigen <text:s/>zurückspringen (goto, gosub, for-next usw.) sowie neu analysieren muss. Bei uBasic han­delt es sich halt um einen Interpreter, der den Quelltext zur Laufzeit analysiert und unmittelbar aus­führt.</text:p>
      <text:h text:style-name="Heading_20_2" text:outline-level="2">Umsetzung</text:h>
      <text:p text:style-name="P16">Der eigentliche Zugriff auf den Basic-Quelltext erfolgt innerhalb des Parsers (tokenizer.c) mittels eines Zeigers, der immer auf die aktuelle Position innerhalb des Basic-Programmes zeigt. Folgende Funktio­nen müssen mit diesem Zeiger realisierbar sein:</text:p>
      <text:list xml:id="list1468767942" text:style-name="L8">
        <text:list-item>
          <text:p text:style-name="P39">Abfrage der Zeigersposition</text:p>
        </text:list-item>
        <text:list-item>
          <text:p text:style-name="P39">Abfrage des Wertes der Speicherzelle, auf die der Zeiger aktuell zeigt</text:p>
        </text:list-item>
        <text:list-item>
          <text:p text:style-name="P39">Inkrementieren des Zeigers um eine Stelle weiter</text:p>
        </text:list-item>
        <text:list-item>
          <text:p text:style-name="P39">Setzen einer beliebigen neuen Zeigerposition</text:p>
        </text:list-item>
        <text:list-item>
          <text:p text:style-name="P39">Basic-Programmende-Erkennung</text:p>
        </text:list-item>
      </text:list>
      <text:p text:style-name="Text_20_body"><text:soft-page-break/></text:p>
      <text:p text:style-name="P16">Sämtliche relevanten Stellen im uBasic-Quelltext sind mit Defines realisiert, deren Umsetzung je nach Medium-Zugriffsart neu definiert werden können. Die entsprechenden Definition erfolgen in der Hea­der-Datei tokenizer_access.h und haben folgende Bedeutungen (mit jeweils dem Beispiel für den Zu­griff auf einen definierten Bereich im Speicher):</text:p>
      <text:p text:style-name="Text_20_body"/>
      <text:p text:style-name="Preformatted_20_Text">#define PTR_TYPE char const *</text:p>
      <text:p text:style-name="P16">Definition des Types der Variable, die den Zeigerwert beinhaltet. Könnte theoretisch auch vom Typ In­teger o.ä. sein, wenn die jeweilige Zugriffsart dies erfordert.</text:p>
      <text:p text:style-name="Text_20_body"/>
      <text:p text:style-name="Preformatted_20_Text">static PTR_TYPE ptr;</text:p>
      <text:p text:style-name="Text_20_body">Definition der Zeigervariable selbst.</text:p>
      <text:p text:style-name="Text_20_body"/>
      <text:p text:style-name="Preformatted_20_Text">#define PROG_PTR ptr</text:p>
      <text:p text:style-name="Text_20_body">Bezeichnet die Zeigervariable im Quelltext. </text:p>
      <text:p text:style-name="Text_20_body"/>
      <text:p text:style-name="Preformatted_20_Text">#define SET_PROG_PTR_ABSOLUT(param)<text:tab/> (PROG_PTR = (param))</text:p>
      <text:p text:style-name="P16">Setzt den Zeiger auf die Position param (absolut zum Anfang). Wichtig ist, dass auch der physische Zeiger des entsprechenden Mediums danach auf die korrekte Position zeigt bzw. der Inhalt der referen­zierten Speicherzelle mittels GET_CONTENT_PROG_PTR ermittelbar ist.</text:p>
      <text:p text:style-name="Text_20_body"/>
      <text:p text:style-name="Preformatted_20_Text">#define GET_CONTENT_PROG_PTR<text:tab/>*ptr</text:p>
      <text:p text:style-name="P16">Gibt den Inhalt der Speicherzelle zurück, auf die der Zeiger zeigt. Hinweis: Routinen wie z.B. fgetc() für einen Dateizugriff aus stdio.h inkrementieren automatisch ihren internen Zeiger auf die nächste Stelle in der Datei!</text:p>
      <text:p text:style-name="Text_20_body"/>
      <text:p text:style-name="Preformatted_20_Text">#define INCR_PROG_PTR ++ptr</text:p>
      <text:p text:style-name="P16">Erhöht den Wert des Zeiger um eine Stelle. Wichtig ist, dass auch der physischen Zeiger des entspre­chenden Mediums danach auf die korrekte Position zeigt und der Inhalt der referenzierten Speicherzel­le mittels GET_CONTENT_PROG_PTR abfragbar ist. </text:p>
      <text:p text:style-name="P16">Theoretisch könnte auch SET_PROG_PTR_ABSOLUT verwendet werden:</text:p>
      <text:p text:style-name="Preformatted_20_Text">#define INCR_PROG_PTR (SET_PROG_PTR_ABSOLUT(PROG_PTR+1))</text:p>
      <text:p text:style-name="P16">Aber vielleicht gibt es, je nach Medium, optimalere Operationen (wie z.B. bei Zugriffen via fseek()/fgetc() innerhalb eines Dateisystems). Aus diesen Grund ist dieses Define extra herausgeführt.</text:p>
      <text:p text:style-name="P16"/>
      <text:p text:style-name="Preformatted_20_Text">#define END_OF_PROG_TEXT GET_CONTENT_PROG_PTR == 0</text:p>
      <text:p text:style-name="P16">Bedingung mit der das physische Ende des Basic-Programmtextes erkannt werden kann. Das Ergebnis muss wahr (größer 0) sein, wenn das Programmende erreicht ist.</text:p>
      <text:p text:style-name="P16"/>
      <text:p text:style-name="P16">Im Quelltextarchiv sind Beispiele für unterschiedliche Zugriffsmethoden auf den Basic-Quelltext zu finden, um die Funktionsweise verdeutlichen:</text:p>
      <text:list xml:id="list2114205880" text:style-name="L9">
        <text:list-item>
          <text:p text:style-name="P32">Programm im Flash-Speicher eines AVR-Mikrocontrollers</text:p>
        </text:list-item>
        <text:list-item>
          <text:p text:style-name="P32"><text:soft-page-break/>Programm auf einer SD-Karte an einem AVR-Mikrocontroller </text:p>
        </text:list-item>
        <text:list-item>
          <text:p text:style-name="P46">über direkte Dateisystemzugriffe unter Linux</text:p>
          <text:p text:style-name="P42"/>
        </text:list-item>
      </text:list>
      <text:h text:style-name="Heading_20_1" text:outline-level="1"><text:bookmark text:name="__RefNumPara__1985_1650267454"/>Aufruf von externen Unterprogrammen<text:bookmark-end text:name="__RefNumPara__1985_1650267454"/></text:h>
      <text:p text:style-name="P16">Innerhalb des <text:span text:style-name="T2">gosub</text:span>-Befehles ist es möglich, statt einer Programmzeile innerhalb des aktuellen Pro­gramms, auch ein weiteres externes Programm als String anzugeben. Beispiel:</text:p>
      <text:p text:style-name="Preformatted_20_Text">10 GOSUB "UP1" </text:p>
      <text:p text:style-name="P16">Dieses Programm (hier UP1) wird im Fall des Aufrufs geöffnet, von der ersten Zeile abgearbeitet und bei Auftreten eines <text:span text:style-name="T2">return</text:span> wieder verlassen, um die Kontrolle dem aufrufenden Programm zurückzuge­ben. Sämtliche Variableninhalte usw. bleiben über die Programmgrenzen hinaus erhalten, wirken also wie „globale Variablen“. Das gleiche gilt für sämtliche Stack- und Cache-Bereiche (for-next, gosub, Zeilennummern-Cache) des Hauptprogrammes.</text:p>
      <text:p text:style-name="P16">Die Umschaltung in den jeweiligen Programmkontextes erfolgt mit der Prozedur <text:span text:style-name="T2">switch_proc()</text:span> in <text:span text:style-name="T2">ubasic_ext_proc.c</text:span>. Diese Prozedur muss für das jeweilige Speichermedium angepasst werden. Prinzipi­ell sind jeweils folgende Schritte zu implementieren:</text:p>
      <text:list xml:id="list472654579" text:style-name="L10">
        <text:list-item>
          <text:p text:style-name="P33">Schließen des derzeitig geöffneten Programms;</text:p>
        </text:list-item>
        <text:list-item>
          <text:p text:style-name="P33">Öffnen des Programms dessen Name als Parameter übergeben wurde </text:p>
        </text:list-item>
        <text:list-item>
          <text:p text:style-name="P33">Setzen der Zeiger <text:span text:style-name="T2">PROG_PTR</text:span> und <text:span text:style-name="T2">programm_ptr</text:span> auf den Anfang des neuen Programms; </text:p>
        </text:list-item>
        <text:list-item>
          <text:p text:style-name="P33">Aufruf <text:span text:style-name="T2">tokenizer_init()</text:span></text:p>
        </text:list-item>
        <text:list-item>
          <text:p text:style-name="P33">Setzen der Variable <text:span text:style-name="T2">current_proc</text:span> auf aktuellenProgrammname</text:p>
        </text:list-item>
        <text:list-item>
          <text:p text:style-name="P33">Fehlerbehandlung nicht vergessen, z.B. Programm nicht vorhanden</text:p>
        </text:list-item>
      </text:list>
      <text:p text:style-name="P16"/>
      <text:p text:style-name="P16">Ob der Aufruf von externen Unterprogrammen möglich ist, wird über das Define</text:p>
      <text:p text:style-name="Preformatted_20_Text">#define UBASIC_EXT_PROC<text:tab/><text:tab/>1</text:p>
      <text:p text:style-name="Text_20_body">gesteuert.</text:p>
      <text:p text:style-name="Text_20_body">Das Define</text:p>
      <text:p text:style-name="Preformatted_20_Text">#define MAX_PROG_NAME_LEN<text:tab/>8</text:p>
      <text:p text:style-name="Text_20_body">gibt die maximale Länge des Programmnamen an.</text:p>
      <text:p text:style-name="P18">Beispiele für verschiedene Speichermedien sind im Quelltextarchiv enthalten.</text:p>
      <text:h text:style-name="P48" text:outline-level="1">Formale Syntax-Beschreibung (EBNF)</text:h>
      <text:p text:style-name="P10">Line<text:tab/><text:tab/>= [number | number ":"] [statement] "\\n"; </text:p>
      <text:p text:style-name="P10">statement<text:tab/>= PRINT printlist | </text:p>
      <text:p text:style-name="P10"><text:tab/><text:tab/> <text:s/>[LET] (var "=" expression|str_var "=" str_expression) | </text:p>
      <text:p text:style-name="P10"><text:tab/><text:tab/> <text:s/>GOTO expression | </text:p>
      <text:p text:style-name="P10"><text:tab/><text:tab/> <text:s/>GOSUB (expression | characterstr) | </text:p>
      <text:p text:style-name="P10"><text:tab/><text:tab/> <text:s/>RETURN | </text:p>
      <text:p text:style-name="P10"><text:s text:c="2"/><text:tab/><text:tab/> <text:s/>IF relation{log_operator relation}(THEN statement[ELSE statement]|[THEN] statement) | </text:p>
      <text:p text:style-name="P10"><text:tab/><text:tab/> <text:s/>FOR var "=" expression ( TO | DOWNTO ) expression [STEP expression] | </text:p>
      <text:p text:style-name="P10"><text:tab/><text:tab/> <text:s/>NEXT var | </text:p>
      <text:p text:style-name="P10"><text:tab/><text:tab/> <text:s/>REM { any_character } | </text:p>
      <text:p text:style-name="P10"><text:tab/><text:tab/> <text:s/>DIM (var|str_var) "(" expression ")" |</text:p>
      <text:p text:style-name="P10"><text:tab/><text:tab/> <text:s/>INPUT [characterstr ";"] (var|str_var) {[","] (var|str_var)} |</text:p>
      <text:p text:style-name="P10"><text:tab/><text:tab/> <text:s/>DATA (number|characterstr) {[","] (number|characterstr)} |</text:p>
      <text:p text:style-name="P10"><text:tab/><text:tab/> <text:s/>READ (var|str_var) {[","] (var|str_var)} |</text:p>
      <text:p text:style-name="P10"><text:tab/><text:tab/> <text:s/>RESTORE | </text:p>
      <text:p text:style-name="P10"><text:tab/><text:tab/> <text:s/>SRAND | </text:p>
      <text:p text:style-name="P10"><text:tab/><text:tab/> <text:s/>WAIT expression | </text:p>
      <text:p text:style-name="P10"><text:tab/><text:tab/> <text:s/>OUT "(" characterstr "," expression ")" "=" expression | </text:p>
      <text:p text:style-name="P10"><text:tab/><text:tab/> <text:s/>EPOKE "(" expression ")" "=" expression | </text:p>
      <text:p text:style-name="P10"><text:tab/><text:tab/> <text:s/>VPOKE "(" characterstr ")" "=" expression | </text:p>
      <text:p text:style-name="P10"><text:tab/><text:tab/> <text:s/>DIR "(" characterstr "," expression ")" "=" expression | </text:p>
      <text:p text:style-name="P10"><text:tab/><text:tab/> <text:s/>CALL "(" characterstr "," exprlist ")";</text:p>
      <text:p text:style-name="P10">printlist<text:tab/>= [printitem | printitem separator printlist]; </text:p>
      <text:p text:style-name="P10">printitem<text:tab/>= (expression | characterstr | str_expression | "TAB" "(" expression ")"); </text:p>
      <text:p text:style-name="P10">varlist<text:tab/><text:tab/>= var | var "," varlist; </text:p>
      <text:p text:style-name="P10">exprlist <text:tab/>= expression | expression "," exprlist; </text:p>
      <text:p text:style-name="P10">expression<text:tab/>= ["-"|"+"] (term | "(" term ")"); </text:p>
      <text:p text:style-name="P10">term<text:tab/><text:tab/>= factor | factor operator term; </text:p>
      <text:p text:style-name="P10">factor<text:tab/><text:tab/>= var | ["+" | "-"] number | expression | function; </text:p>
      <text:p text:style-name="P10">function<text:tab/>= RAND "(" expression ")" | </text:p>
      <text:p text:style-name="P10"><text:tab/><text:tab/> <text:s/>ABS "(" expression ")" | </text:p>
      <text:p text:style-name="P10"><text:tab/><text:tab/> <text:s/>NOT "(" expression ")" | </text:p>
      <text:p text:style-name="P10"><text:tab/><text:tab/> <text:s/>EPEEK "(" expression ")" | </text:p>
      <text:p text:style-name="P10"><text:tab/><text:tab/> <text:s/>ADC "(" expression ")" | </text:p>
      <text:p text:style-name="P10"><text:tab/><text:tab/> <text:s/>IN "(" characterstr "," expression ")" | </text:p>
      <text:p text:style-name="P10"><text:tab/><text:tab/> <text:s/>CALL "(" characterstr "," exprlist ")" | </text:p>
      <text:p text:style-name="P10"><text:tab/><text:tab/> <text:s/>VPEEK "(" characterstr ")" |</text:p>
      <text:p text:style-name="P10"><text:tab/><text:tab/> <text:s/>VAL "(" str_expression ")" |</text:p>
      <text:p text:style-name="P10"><text:tab/><text:tab/> <text:s/>LEN "(" str_expression ")" |</text:p>
      <text:p text:style-name="P10"><text:tab/><text:tab/> <text:s/>ASC "(" str_expression ")" |</text:p>
      <text:p text:style-name="P10"><text:tab/><text:tab/> <text:s/>INSTR$ "(" str_expression "," str_expression ")" |</text:p>
      <text:p text:style-name="P10"><text:tab/><text:tab/> <text:s/>M_STRLEN ; </text:p>
      <text:p text:style-name="P10">str_expression<text:tab/>= str_term | "(" str_term ")";</text:p>
      <text:p text:style-name="P10">str_term<text:tab/>= str_factor | str_factor str_operator str_term;</text:p>
      <text:p text:style-name="P10">str_factor<text:tab/>= str_var | characterstr | str_expression | str_function;</text:p>
      <text:p text:style-name="P10">str_function<text:tab/>= "LEFT$" "(" str_expression "," expression ")" |</text:p>
      <text:p text:style-name="P10"><text:tab/><text:tab/> <text:s/>"RIGHT$" "(" str_expression "," expression ")" |</text:p>
      <text:p text:style-name="P10"><text:tab/><text:tab/> <text:s/>"MID$" "(" str_expression "," expression "," expression ")" |</text:p>
      <text:p text:style-name="P10"><text:tab/><text:tab/> <text:s/>"CHR$" "(" str_expression ")" |</text:p>
      <text:p text:style-name="P10"><text:tab/><text:tab/> <text:s/>"STR$" "(" str_expression ")" | </text:p>
      <text:p text:style-name="P10"><text:tab/><text:tab/> <text:s/>"UPPER$" "(" str_expression ")" |</text:p>
      <text:p text:style-name="P10"><text:tab/><text:tab/> <text:s/>"LOWER$" "(" str_expression ")";</text:p>
      <text:p text:style-name="P10">relation<text:tab/>= expression relop expression|str_expression relop str_expression</text:p>
      <text:p text:style-name="P10">number<text:tab/><text:tab/>= decnumber | hexnumber | dualnumber;</text:p>
      <text:p text:style-name="P10">decnumber<text:tab/>= decdigit {decdigit};</text:p>
      <text:p text:style-name="P10">hexnumber<text:tab/>= "0" ("x"|"X") hexdigit {hexdigit}; <text:s/></text:p>
      <text:p text:style-name="P10">dualnumber<text:tab/>= "0" ("b"|"b") dualdigit {dualdigit}; <text:s/></text:p>
      <text:p text:style-name="P10">separator<text:tab/>= "," | ";"; </text:p>
      <text:p text:style-name="P10">var<text:tab/><text:tab/>= ("A" | "..." | "Z" | "a" | "..." | "z") ["(" expression ")"]; </text:p>
      <text:p text:style-name="P10">str_var<text:tab/><text:tab/>= ("A" | "..." | "Z" | "a" | "..." | "z") "$" </text:p>
      <text:p text:style-name="P10">decdigit<text:tab/>= "0" | "..." | "9"; </text:p>
      <text:p text:style-name="P10">hexdigit<text:tab/>= "0" | "..." | "9" | "A" | "..." | "F" | "a" | "..." | "f"; </text:p>
      <text:p text:style-name="P10">dualdigit<text:tab/>= "0" | "1"; </text:p>
      <text:p text:style-name="P10">relop<text:tab/><text:tab/>= "&lt;" | "&gt;" | "=" | "&lt;=" | "&gt;=" | "&lt;&gt;" | "&lt;&gt;"; </text:p>
      <text:p text:style-name="P10">operator<text:tab/>= "+" | "-" | "*" | "/" | "%" | "mod" | "|" | "&amp;" | "xor" | "shl" | "shr";</text:p>
      <text:p text:style-name="P10">log_operator<text:tab/>= "and" | "or";</text:p>
      <text:p text:style-name="P10">str_operator<text:tab/>= "+";</text:p>
      <text:p text:style-name="P10">characterstr<text:tab/>= "\"" <text:s/>{ any_character } "\""; </text:p>
      <text:p text:style-name="Standard"/>
      <text:p text:style-name="P5">Mit diversen Tools können aus obiger EBNF-Beschreibung Syntax-Diagramme generiert werden. Ein <text:soft-page-break/>Online-Tool ist z.B. unter <text:s/>http://www-cgi.uni-regensburg.de/~brf09510/syntax.html zu finden.</text:p>
      <text:p text:style-name="P5"/>
      <text:h text:style-name="Heading_20_1" text:outline-level="1">Bekannte Fehler</text:h>
      <text:list xml:id="list860078058" text:style-name="L11">
        <text:list-item>
          <text:p text:style-name="P34">Speicherzugriffsverletzung bei Einzelzuweisung von Zeichenketten, welche größer als MAX_STRINGLEN sind</text:p>
        </text:list-item>
        <text:list-item>
          <text:p text:style-name="P34">print mit Zeichenketten in Klammern generiert einen BASIC-Syntaxfehler</text:p>
        </text:list-item>
      </text:list>
      <text:p text:style-name="P16">Sollten weitere Fehler gefunden werden, können sie gern über die unten angegebene E-Mailadresse ge­meldet werden.</text:p>
      <text:p text:style-name="Text_20_body"/>
      <text:h text:style-name="Heading_20_1" text:outline-level="1">Kontakt</text:h>
      <text:p text:style-name="Text_20_body">Uwe Berger; bergeruw@gmx.net</text:p>
      <text:p text:style-name="Text_20_body">Webseite zum Projekt: http://www.mikrocontroller.net/articles/AVR_BASIC </text:p>
      <text:list xml:id="list1058746598" text:style-name="L12">
        <text:list-header>
          <text:p text:style-name="P4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10 Pitch"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27" draw:style-name="Mgr1" draw:text-style-name="MP1" svg:x1="0.025cm" svg:y1="0.007cm" svg:x2="16.98cm" svg:y2="0.007cm"><text:p/></draw:line>Manual: uBasic-avr<text:tab/><text:tab/><text:page-number text:select-page="current">28</text:page-number>/<text:page-count>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6-09T12:56:47</meta:creation-date>
    <dc:date>2011-07-25T21:35:16</dc:date>
    <dc:language>de-DE</dc:language>
    <meta:editing-cycles>289</meta:editing-cycles>
    <meta:editing-duration>PT114H29M36S</meta:editing-duration>
    <dc:creator>Uwe Berger</dc:creator>
    <meta:document-statistic meta:table-count="4" meta:image-count="0" meta:object-count="0" meta:page-count="28" meta:paragraph-count="762" meta:word-count="6375" meta:character-count="48705"/>
    <meta:user-defined meta:name="Info 1"/>
    <meta:user-defined meta:name="Info 2"/>
    <meta:user-defined meta:name="Info 3"/>
    <meta:user-defined meta:name="Info 4"/>
  </office:meta>
</office:document-meta>
</file>